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40.9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100.35pt"/>
    </style:style>
    <style:style style:name="co7" style:family="table-column">
      <style:table-column-properties fo:break-before="auto" style:column-width="82.54pt"/>
    </style:style>
    <style:style style:name="co8" style:family="table-column">
      <style:table-column-properties fo:break-before="auto" style:column-width="68.71pt"/>
    </style:style>
    <style:style style:name="co9" style:family="table-column">
      <style:table-column-properties fo:break-before="auto" style:column-width="118.09pt"/>
    </style:style>
    <style:style style:name="co10" style:family="table-column">
      <style:table-column-properties fo:break-before="auto" style:column-width="81.04pt"/>
    </style:style>
    <style:style style:name="co11" style:family="table-column">
      <style:table-column-properties fo:break-before="auto" style:column-width="12.3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style:font-name="Ubuntu" fo:font-size="12pt" style:font-size-asian="12pt" style:font-size-complex="12pt"/>
    </style:style>
    <style:style style:name="ce4" style:family="table-cell" style:parent-style-name="Default" style:data-style-name="N100">
      <style:table-cell-properties fo:padding="2.01pt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0">
      <style:text-properties style:font-name="Ubuntu" fo:font-size="12pt" style:font-size-asian="12pt" style:font-size-complex="12pt"/>
    </style:style>
    <style:style style:name="ce11" style:family="table-cell" style:parent-style-name="Default" style:data-style-name="N0">
      <style:table-cell-properties fo:wrap-option="wrap"/>
      <style:text-properties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47">
      <style:text-properties style:font-name="Ubuntu" fo:font-size="12pt" style:font-size-asian="12pt" style:font-size-complex="12pt"/>
    </style:style>
    <style:style style:name="ce13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0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986" table:default-cell-style-name="ce2"/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1885" calcext:value-type="float">
            <text:p>141885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78787" calcext:value-type="float">
            <text:p>378787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8825" calcext:value-type="float">
            <text:p>68825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7946" calcext:value-type="float">
            <text:p>237946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0120" calcext:value-type="float">
            <text:p>340120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4139" calcext:value-type="float">
            <text:p>184139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34373" calcext:value-type="float">
            <text:p>434373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9096" calcext:value-type="float">
            <text:p>59096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9728" calcext:value-type="float">
            <text:p>319728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91737" calcext:value-type="float">
            <text:p>691737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93751" calcext:value-type="float">
            <text:p>393751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49073" calcext:value-type="float">
            <text:p>249073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2548" calcext:value-type="float">
            <text:p>82548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9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3858" calcext:value-type="float">
            <text:p>18385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9.5824082884026" calcext:value-type="float">
            <text:p>29.5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22845" calcext:value-type="float">
            <text:p>42284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6313389847064" calcext:value-type="float">
            <text:p>11.6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9122" calcext:value-type="float">
            <text:p>6912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431529240828187" calcext:value-type="float">
            <text:p>0.4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1002" calcext:value-type="float">
            <text:p>25100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48695922604288" calcext:value-type="float">
            <text:p>5.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89051" calcext:value-type="float">
            <text:p>58905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3.1891685287546" calcext:value-type="float">
            <text:p>73.1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1149" calcext:value-type="float">
            <text:p>21114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.6682669070648" calcext:value-type="float">
            <text:p>14.6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02365" calcext:value-type="float">
            <text:p>60236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8.6745953362663" calcext:value-type="float">
            <text:p>38.6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4273" calcext:value-type="float">
            <text:p>6427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76032218762691" calcext:value-type="float">
            <text:p>8.7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1548" calcext:value-type="float">
            <text:p>34154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.824550868238" calcext:value-type="float">
            <text:p>6.8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07557" calcext:value-type="float">
            <text:p>80755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7433576633894" calcext:value-type="float">
            <text:p>16.7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78103" calcext:value-type="float">
            <text:p>47810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1.4226757519346" calcext:value-type="float">
            <text:p>21.4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5591" calcext:value-type="float">
            <text:p>34559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8.7508882937934" calcext:value-type="float">
            <text:p>38.7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2686" calcext:value-type="float">
            <text:p>16268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7.0804865048214" calcext:value-type="float">
            <text:p>97.0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4465" calcext:value-type="float">
            <text:p>154465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0955" calcext:value-type="float">
            <text:p>220955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5602" calcext:value-type="float">
            <text:p>105602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9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4460" calcext:value-type="float">
            <text:p>21446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6443668483286" calcext:value-type="float">
            <text:p>16.6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72040" calcext:value-type="float">
            <text:p>47204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6342867953978" calcext:value-type="float">
            <text:p>11.6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6931" calcext:value-type="float">
            <text:p>7693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2974161627268" calcext:value-type="float">
            <text:p>11.3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1942" calcext:value-type="float">
            <text:p>26194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.35853100772105" calcext:value-type="float">
            <text:p>4.3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59049" calcext:value-type="float">
            <text:p>95904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2.8125578260626" calcext:value-type="float">
            <text:p>62.8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45562" calcext:value-type="float">
            <text:p>24556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2979696801785" calcext:value-type="float">
            <text:p>16.3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10091" calcext:value-type="float">
            <text:p>81009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4.4850713437866" calcext:value-type="float">
            <text:p>34.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2674" calcext:value-type="float">
            <text:p>7267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0708073374512" calcext:value-type="float">
            <text:p>13.0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80546" calcext:value-type="float">
            <text:p>38054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4180144518486" calcext:value-type="float">
            <text:p>11.4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77683" calcext:value-type="float">
            <text:p>87768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68372139675589" calcext:value-type="float">
            <text:p>8.6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56526" calcext:value-type="float">
            <text:p>55652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4029508285871" calcext:value-type="float">
            <text:p>16.4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15115" calcext:value-type="float">
            <text:p>41511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0.1174220393471" calcext:value-type="float">
            <text:p>20.1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1407" calcext:value-type="float">
            <text:p>25140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4.5351167279299" calcext:value-type="float">
            <text:p>54.5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7895" calcext:value-type="float">
            <text:p>21789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1.0643187777166" calcext:value-type="float">
            <text:p>41.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06511" calcext:value-type="float">
            <text:p>40651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3.9790907650879" calcext:value-type="float">
            <text:p>83.9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1727" calcext:value-type="float">
            <text:p>26172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7.842843885532" calcext:value-type="float">
            <text:p>147.8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0760" calcext:value-type="float">
            <text:p>230760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3"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44161" calcext:value-type="float">
            <text:p>24416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8492026485125" calcext:value-type="float">
            <text:p>13.8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23287" calcext:value-type="float">
            <text:p>52328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8564952122701" calcext:value-type="float">
            <text:p>10.8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3059" calcext:value-type="float">
            <text:p>8305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.96557954530683" calcext:value-type="float">
            <text:p>7.9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75248" calcext:value-type="float">
            <text:p>27524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0797504791137" calcext:value-type="float">
            <text:p>5.0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72812" calcext:value-type="float">
            <text:p>137281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3.1430510849811" calcext:value-type="float">
            <text:p>43.1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77575" calcext:value-type="float">
            <text:p>27757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036626188091" calcext:value-type="float">
            <text:p>13.0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49458" calcext:value-type="float">
            <text:p>104945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9.5481618731723" calcext:value-type="float">
            <text:p>29.5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2749" calcext:value-type="float">
            <text:p>7274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103200594435424" calcext:value-type="float">
            <text:p>0.1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07350" calcext:value-type="float">
            <text:p>40735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.04356372160002" calcext:value-type="float">
            <text:p>7.0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38261" calcext:value-type="float">
            <text:p>93826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.90203638443493" calcext:value-type="float">
            <text:p>6.9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38829" calcext:value-type="float">
            <text:p>63882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.7887070864614" calcext:value-type="float">
            <text:p>14.7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02741" calcext:value-type="float">
            <text:p>50274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1.108849354998" calcext:value-type="float">
            <text:p>21.1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0989" calcext:value-type="float">
            <text:p>34098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5.6322616315377" calcext:value-type="float">
            <text:p>35.6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5981" calcext:value-type="float">
            <text:p>23598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30032813970031" calcext:value-type="float">
            <text:p>8.3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64317" calcext:value-type="float">
            <text:p>56431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8.8196137373896" calcext:value-type="float">
            <text:p>38.8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22823" calcext:value-type="float">
            <text:p>42282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1.5511582679662" calcext:value-type="float">
            <text:p>61.5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81434" calcext:value-type="float">
            <text:p>58143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1.96481192581" calcext:value-type="float">
            <text:p>151.9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3407" calcext:value-type="float">
            <text:p>153407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7178" calcext:value-type="float">
            <text:p>147178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5448" calcext:value-type="float">
            <text:p>75448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5211" calcext:value-type="float">
            <text:p>55211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7901" calcext:value-type="float">
            <text:p>127901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98335" calcext:value-type="float">
            <text:p>298335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9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9328" calcext:value-type="float">
            <text:p>26932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3075429736936" calcext:value-type="float">
            <text:p>10.3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10408" calcext:value-type="float">
            <text:p>61040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6487988427001" calcext:value-type="float">
            <text:p>16.6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7199" calcext:value-type="float">
            <text:p>9719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.02404315005" calcext:value-type="float">
            <text:p>17.0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97675" calcext:value-type="float">
            <text:p>29767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14792478056153" calcext:value-type="float">
            <text:p>8.1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18608" calcext:value-type="float">
            <text:p>191860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9.7575196021014" calcext:value-type="float">
            <text:p>39.7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20823" calcext:value-type="float">
            <text:p>32082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5806538773305" calcext:value-type="float">
            <text:p>15.5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48233" calcext:value-type="float">
            <text:p>134823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8.4694575676206" calcext:value-type="float">
            <text:p>28.4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6748" calcext:value-type="float">
            <text:p>7674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49698277639555" calcext:value-type="float">
            <text:p>5.5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47040" calcext:value-type="float">
            <text:p>44704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74346385172456" calcext:value-type="float">
            <text:p>9.7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44054" calcext:value-type="float">
            <text:p>104405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275434021024" calcext:value-type="float">
            <text:p>11.2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37987" calcext:value-type="float">
            <text:p>73798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5218376122562" calcext:value-type="float">
            <text:p>15.5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81185" calcext:value-type="float">
            <text:p>58118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6032629127125" calcext:value-type="float">
            <text:p>15.6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16823" calcext:value-type="float">
            <text:p>51682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1.5658862895871" calcext:value-type="float">
            <text:p>51.5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80652" calcext:value-type="float">
            <text:p>28065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8.9299138489963" calcext:value-type="float">
            <text:p>18.9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87917" calcext:value-type="float">
            <text:p>68791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1.9025831226066" calcext:value-type="float">
            <text:p>21.9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81904" calcext:value-type="float">
            <text:p>68190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1.2741028751984" calcext:value-type="float">
            <text:p>61.2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37903" calcext:value-type="float">
            <text:p>93790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1.3085922047902" calcext:value-type="float">
            <text:p>61.3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5739" calcext:value-type="float">
            <text:p>21573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0.6317834257889" calcext:value-type="float">
            <text:p>40.6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3031" calcext:value-type="float">
            <text:p>34303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3.072198290505" calcext:value-type="float">
            <text:p>133.0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6621" calcext:value-type="float">
            <text:p>13662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1.0796840207825" calcext:value-type="float">
            <text:p>81.0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7445" calcext:value-type="float">
            <text:p>15744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85.169621995617" calcext:value-type="float">
            <text:p>185.1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09527" calcext:value-type="float">
            <text:p>30952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2.00514460403" calcext:value-type="float">
            <text:p>142.0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99455" calcext:value-type="float">
            <text:p>399455</text:p>
          </table:table-cell>
          <table:table-cell office:value-type="string" calcext:value-type="string">
            <text:p>, percent_change: </text:p>
          </table:table-cell>
          <table:table-cell table:style-name="ce13" office:value-type="float" office:value="33.8947827107111" calcext:value-type="float">
            <text:p>33.8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0455" calcext:value-type="float">
            <text:p>140455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3"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84574" calcext:value-type="float">
            <text:p>28457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66075565852789" calcext:value-type="float">
            <text:p>5.6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37699" calcext:value-type="float">
            <text:p>73769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0.8534291817932" calcext:value-type="float">
            <text:p>20.8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8830" calcext:value-type="float">
            <text:p>10883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9661724914865" calcext:value-type="float">
            <text:p>11.9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09978" calcext:value-type="float">
            <text:p>30997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.13303099017385" calcext:value-type="float">
            <text:p>4.1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428921" calcext:value-type="float">
            <text:p>242892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6.5980856954625" calcext:value-type="float">
            <text:p>26.6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73306" calcext:value-type="float">
            <text:p>37330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3588645452477" calcext:value-type="float">
            <text:p>16.3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24033" calcext:value-type="float">
            <text:p>172403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7.8735203781542" calcext:value-type="float">
            <text:p>27.8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8085" calcext:value-type="float">
            <text:p>7808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.74206493980299" calcext:value-type="float">
            <text:p>1.7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70019" calcext:value-type="float">
            <text:p>47001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14025590551181" calcext:value-type="float">
            <text:p>5.1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25227" calcext:value-type="float">
            <text:p>102522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1.80325921839292" calcext:value-type="float">
            <text:p>-1.8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53419" calcext:value-type="float">
            <text:p>75341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.09109374555378" calcext:value-type="float">
            <text:p>2.0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94398" calcext:value-type="float">
            <text:p>59439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.27345853729879" calcext:value-type="float">
            <text:p>2.2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91392" calcext:value-type="float">
            <text:p>69139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3.7773280213922" calcext:value-type="float">
            <text:p>33.7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91948" calcext:value-type="float">
            <text:p>29194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.02491341590297" calcext:value-type="float">
            <text:p>4.0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79828" calcext:value-type="float">
            <text:p>77982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3607688136796" calcext:value-type="float">
            <text:p>13.3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29210" calcext:value-type="float">
            <text:p>82921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1.6021610080011" calcext:value-type="float">
            <text:p>21.6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19467" calcext:value-type="float">
            <text:p>151946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2.0068386602879" calcext:value-type="float">
            <text:p>62.0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52411" calcext:value-type="float">
            <text:p>35241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3.3506227432221" calcext:value-type="float">
            <text:p>63.3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85866" calcext:value-type="float">
            <text:p>68586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9.9428623069052" calcext:value-type="float">
            <text:p>99.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75651" calcext:value-type="float">
            <text:p>37565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4.958461729895" calcext:value-type="float">
            <text:p>174.9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76183" calcext:value-type="float">
            <text:p>47618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02.444028073295" calcext:value-type="float">
            <text:p>202.4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90756" calcext:value-type="float">
            <text:p>59075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0.8576634671612" calcext:value-type="float">
            <text:p>90.8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01793" calcext:value-type="float">
            <text:p>50179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5.6194064412762" calcext:value-type="float">
            <text:p>25.6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83702" calcext:value-type="float">
            <text:p>38370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3.185005873767" calcext:value-type="float">
            <text:p>173.1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7574" calcext:value-type="float">
            <text:p>97574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2267" calcext:value-type="float">
            <text:p>212267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9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7976" calcext:value-type="float">
            <text:p>31797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7375445402602" calcext:value-type="float">
            <text:p>11.7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94514" calcext:value-type="float">
            <text:p>99451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4.812979277456" calcext:value-type="float">
            <text:p>34.8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7545" calcext:value-type="float">
            <text:p>14754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5.5738307451989" calcext:value-type="float">
            <text:p>35.5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70792" calcext:value-type="float">
            <text:p>37079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9.6188116576015" calcext:value-type="float">
            <text:p>19.6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097394" calcext:value-type="float">
            <text:p>309739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7.5213973612151" calcext:value-type="float">
            <text:p>27.5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89555" calcext:value-type="float">
            <text:p>48955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1.1404049225033" calcext:value-type="float">
            <text:p>31.1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11786" calcext:value-type="float">
            <text:p>231178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4.0917488238334" calcext:value-type="float">
            <text:p>34.0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1532" calcext:value-type="float">
            <text:p>9153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.2209771402958" calcext:value-type="float">
            <text:p>17.2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83034" calcext:value-type="float">
            <text:p>58303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4.0447726581266" calcext:value-type="float">
            <text:p>24.0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19348" calcext:value-type="float">
            <text:p>111934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18050343972603" calcext:value-type="float">
            <text:p>9.1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69039" calcext:value-type="float">
            <text:p>86903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3460425075556" calcext:value-type="float">
            <text:p>15.3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68507" calcext:value-type="float">
            <text:p>66850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2.4679087076336" calcext:value-type="float">
            <text:p>12.4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06185" calcext:value-type="float">
            <text:p>90618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1.0667465056003" calcext:value-type="float">
            <text:p>31.0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4120" calcext:value-type="float">
            <text:p>31412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.59450313069451" calcext:value-type="float">
            <text:p>7.5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82405" calcext:value-type="float">
            <text:p>98240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5.9771385485004" calcext:value-type="float">
            <text:p>25.9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02717" calcext:value-type="float">
            <text:p>100271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0.9243738015702" calcext:value-type="float">
            <text:p>20.9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80329" calcext:value-type="float">
            <text:p>198032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0.3305040517497" calcext:value-type="float">
            <text:p>30.3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17762" calcext:value-type="float">
            <text:p>51776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6.9199315571875" calcext:value-type="float">
            <text:p>46.9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88416" calcext:value-type="float">
            <text:p>98841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4.1121151945132" calcext:value-type="float">
            <text:p>44.1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06526" calcext:value-type="float">
            <text:p>60652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1.4599721550056" calcext:value-type="float">
            <text:p>61.4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51470" calcext:value-type="float">
            <text:p>85147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8.8115073406653" calcext:value-type="float">
            <text:p>78.8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71623" calcext:value-type="float">
            <text:p>77162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0.6161934876666" calcext:value-type="float">
            <text:p>30.6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83169" calcext:value-type="float">
            <text:p>58316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2170456742123" calcext:value-type="float">
            <text:p>16.2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82044" calcext:value-type="float">
            <text:p>68204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7.7535691760794" calcext:value-type="float">
            <text:p>77.7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09897" calcext:value-type="float">
            <text:p>20989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5.115707053108" calcext:value-type="float">
            <text:p>115.1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97654" calcext:value-type="float">
            <text:p>39765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7.3367033029157" calcext:value-type="float">
            <text:p>87.3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7445" calcext:value-type="float">
            <text:p>87445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2592" calcext:value-type="float">
            <text:p>212592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2214" calcext:value-type="float">
            <text:p>192214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05391" calcext:value-type="float">
            <text:p>305391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2597" calcext:value-type="float">
            <text:p>92597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9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26073" calcext:value-type="float">
            <text:p>32607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.54641859763001" calcext:value-type="float">
            <text:p>2.5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31066" calcext:value-type="float">
            <text:p>123106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3.7856882859366" calcext:value-type="float">
            <text:p>23.7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4620" calcext:value-type="float">
            <text:p>17462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8.3503337964689" calcext:value-type="float">
            <text:p>18.3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60147" calcext:value-type="float">
            <text:p>46014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4.0984163628126" calcext:value-type="float">
            <text:p>24.1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880735" calcext:value-type="float">
            <text:p>388073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5.2903247052199" calcext:value-type="float">
            <text:p>25.2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72035" calcext:value-type="float">
            <text:p>67203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7.2746678105627" calcext:value-type="float">
            <text:p>37.2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906215" calcext:value-type="float">
            <text:p>290621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5.7129768931899" calcext:value-type="float">
            <text:p>25.7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2216" calcext:value-type="float">
            <text:p>11221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2.5975615085435" calcext:value-type="float">
            <text:p>22.6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87049" calcext:value-type="float">
            <text:p>68704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.8402974783632" calcext:value-type="float">
            <text:p>17.8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19630" calcext:value-type="float">
            <text:p>121963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95896539771367" calcext:value-type="float">
            <text:p>8.9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92622" calcext:value-type="float">
            <text:p>99262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.2206506267268" calcext:value-type="float">
            <text:p>14.2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03708" calcext:value-type="float">
            <text:p>70370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26561427180269" calcext:value-type="float">
            <text:p>5.2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57286" calcext:value-type="float">
            <text:p>105728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6744097507683" calcext:value-type="float">
            <text:p>16.6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5098" calcext:value-type="float">
            <text:p>31509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311345982427098" calcext:value-type="float">
            <text:p>0.3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55684" calcext:value-type="float">
            <text:p>115568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.6382449193561" calcext:value-type="float">
            <text:p>17.6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09801" calcext:value-type="float">
            <text:p>110980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679384113364" calcext:value-type="float">
            <text:p>10.6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39511" calcext:value-type="float">
            <text:p>233951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8.1374912956382" calcext:value-type="float">
            <text:p>18.1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08002" calcext:value-type="float">
            <text:p>70800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6.7427505301664" calcext:value-type="float">
            <text:p>36.7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50428" calcext:value-type="float">
            <text:p>135042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6.6254694379694" calcext:value-type="float">
            <text:p>36.6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91305" calcext:value-type="float">
            <text:p>79130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0.4651408183656" calcext:value-type="float">
            <text:p>30.4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11951" calcext:value-type="float">
            <text:p>171195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1.058287432323" calcext:value-type="float">
            <text:p>101.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64201" calcext:value-type="float">
            <text:p>96420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4.9575245942643" calcext:value-type="float">
            <text:p>24.9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28279" calcext:value-type="float">
            <text:p>62827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.73532200785707" calcext:value-type="float">
            <text:p>7.7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82012" calcext:value-type="float">
            <text:p>118201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3.3043615954396" calcext:value-type="float">
            <text:p>73.3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35450" calcext:value-type="float">
            <text:p>43545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7.458896506382" calcext:value-type="float">
            <text:p>107.4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49113" calcext:value-type="float">
            <text:p>74911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8.3831169810941" calcext:value-type="float">
            <text:p>88.3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0424" calcext:value-type="float">
            <text:p>14042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0.585510892561" calcext:value-type="float">
            <text:p>60.5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04215" calcext:value-type="float">
            <text:p>60421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84.213422894559" calcext:value-type="float">
            <text:p>184.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74913" calcext:value-type="float">
            <text:p>67491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51.125828503647" calcext:value-type="float">
            <text:p>251.1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75881" calcext:value-type="float">
            <text:p>77588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4.061514582944" calcext:value-type="float">
            <text:p>154.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79994" calcext:value-type="float">
            <text:p>37999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10.373986198257" calcext:value-type="float">
            <text:p>310.3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2023" calcext:value-type="float">
            <text:p>172023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2465" calcext:value-type="float">
            <text:p>52465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9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8300" calcext:value-type="float">
            <text:p>31830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2.38382202758278" calcext:value-type="float">
            <text:p>-2.3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57351" calcext:value-type="float">
            <text:p>145735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8.3812240773444" calcext:value-type="float">
            <text:p>18.3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7353" calcext:value-type="float">
            <text:p>21735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4.4719963348986" calcext:value-type="float">
            <text:p>24.4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37454" calcext:value-type="float">
            <text:p>53745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8005007095559" calcext:value-type="float">
            <text:p>16.8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382759" calcext:value-type="float">
            <text:p>438275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2.9363123222792" calcext:value-type="float">
            <text:p>12.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06096" calcext:value-type="float">
            <text:p>90609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4.8286919580081" calcext:value-type="float">
            <text:p>34.8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521951" calcext:value-type="float">
            <text:p>352195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1.1868702074692" calcext:value-type="float">
            <text:p>21.1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5015" calcext:value-type="float">
            <text:p>12501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4056818991944" calcext:value-type="float">
            <text:p>11.4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80894" calcext:value-type="float">
            <text:p>78089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6591422154752" calcext:value-type="float">
            <text:p>13.6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25163" calcext:value-type="float">
            <text:p>122516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453662176233776" calcext:value-type="float">
            <text:p>0.4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71361" calcext:value-type="float">
            <text:p>107136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.93242543485839" calcext:value-type="float">
            <text:p>7.9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05606" calcext:value-type="float">
            <text:p>70560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269714142797865" calcext:value-type="float">
            <text:p>0.2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84109" calcext:value-type="float">
            <text:p>118410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9951460626548" calcext:value-type="float">
            <text:p>12.0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30551" calcext:value-type="float">
            <text:p>33055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.90418853816908" calcext:value-type="float">
            <text:p>4.9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21011" calcext:value-type="float">
            <text:p>132101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.3055541134082" calcext:value-type="float">
            <text:p>14.3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58520" calcext:value-type="float">
            <text:p>125852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40051054198" calcext:value-type="float">
            <text:p>13.4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65260" calcext:value-type="float">
            <text:p>266526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923807154572" calcext:value-type="float">
            <text:p>13.9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26915" calcext:value-type="float">
            <text:p>72691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.67132013751374" calcext:value-type="float">
            <text:p>2.6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80637" calcext:value-type="float">
            <text:p>168063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4.4521736812329" calcext:value-type="float">
            <text:p>24.4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27922" calcext:value-type="float">
            <text:p>82792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.62741926311599" calcext:value-type="float">
            <text:p>4.6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39891" calcext:value-type="float">
            <text:p>253989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8.3623655116297" calcext:value-type="float">
            <text:p>48.3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96992" calcext:value-type="float">
            <text:p>99699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40084691884783" calcext:value-type="float">
            <text:p>3.4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26915" calcext:value-type="float">
            <text:p>62691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0.217101001306744" calcext:value-type="float">
            <text:p>-0.2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21295" calcext:value-type="float">
            <text:p>172129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5.6241560999381" calcext:value-type="float">
            <text:p>45.6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84471" calcext:value-type="float">
            <text:p>48447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25754966127" calcext:value-type="float">
            <text:p>11.2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84059" calcext:value-type="float">
            <text:p>118405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8.0614673620669" calcext:value-type="float">
            <text:p>58.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7748" calcext:value-type="float">
            <text:p>18774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3.7007918874267" calcext:value-type="float">
            <text:p>33.7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18579" calcext:value-type="float">
            <text:p>81857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5.4780996830598" calcext:value-type="float">
            <text:p>35.4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94020" calcext:value-type="float">
            <text:p>119402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6.9146541850579" calcext:value-type="float">
            <text:p>76.9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54670" calcext:value-type="float">
            <text:p>105467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5.9319277054084" calcext:value-type="float">
            <text:p>35.9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60247" calcext:value-type="float">
            <text:p>56024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7.4357489855103" calcext:value-type="float">
            <text:p>47.4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39706" calcext:value-type="float">
            <text:p>43970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5.608843003552" calcext:value-type="float">
            <text:p>155.6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0923" calcext:value-type="float">
            <text:p>9092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3.3022014676451" calcext:value-type="float">
            <text:p>73.3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64399" calcext:value-type="float">
            <text:p>364399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42014" calcext:value-type="float">
            <text:p>442014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2941" calcext:value-type="float">
            <text:p>42941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2993" calcext:value-type="float">
            <text:p>122993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9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6991" calcext:value-type="float">
            <text:p>34699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01382343700911" calcext:value-type="float">
            <text:p>9.0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83085" calcext:value-type="float">
            <text:p>178308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2.3511014161997" calcext:value-type="float">
            <text:p>22.3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76531" calcext:value-type="float">
            <text:p>27653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7.2266773405474" calcext:value-type="float">
            <text:p>27.2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22700" calcext:value-type="float">
            <text:p>62270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8610783434489" calcext:value-type="float">
            <text:p>15.8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082871" calcext:value-type="float">
            <text:p>508287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9742299314199" calcext:value-type="float">
            <text:p>15.9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31116" calcext:value-type="float">
            <text:p>113111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4.8340131729971" calcext:value-type="float">
            <text:p>24.8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282891" calcext:value-type="float">
            <text:p>428289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1.6056384657254" calcext:value-type="float">
            <text:p>21.6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6608" calcext:value-type="float">
            <text:p>14660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.2723273207215" calcext:value-type="float">
            <text:p>17.2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34943" calcext:value-type="float">
            <text:p>93494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9.7272613184376" calcext:value-type="float">
            <text:p>19.7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12565" calcext:value-type="float">
            <text:p>151256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3.4582663694545" calcext:value-type="float">
            <text:p>23.4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99750" calcext:value-type="float">
            <text:p>139975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0.651573092543" calcext:value-type="float">
            <text:p>30.6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95577" calcext:value-type="float">
            <text:p>99557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1.0953138153587" calcext:value-type="float">
            <text:p>41.1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42180" calcext:value-type="float">
            <text:p>154218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0.2396992168795" calcext:value-type="float">
            <text:p>30.2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32286" calcext:value-type="float">
            <text:p>33228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524881183236475" calcext:value-type="float">
            <text:p>0.5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48690" calcext:value-type="float">
            <text:p>164869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4.8051681628692" calcext:value-type="float">
            <text:p>24.8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42359" calcext:value-type="float">
            <text:p>154235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2.5533960525061" calcext:value-type="float">
            <text:p>22.5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98062" calcext:value-type="float">
            <text:p>319806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9.9906200520775" calcext:value-type="float">
            <text:p>19.9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39946" calcext:value-type="float">
            <text:p>93994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9.306177476046" calcext:value-type="float">
            <text:p>29.3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78301" calcext:value-type="float">
            <text:p>197830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.7113796733024" calcext:value-type="float">
            <text:p>17.7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31597" calcext:value-type="float">
            <text:p>113159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6.6791799227463" calcext:value-type="float">
            <text:p>36.6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077871" calcext:value-type="float">
            <text:p>307787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1.1812239186642" calcext:value-type="float">
            <text:p>21.1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62505" calcext:value-type="float">
            <text:p>126250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6.6314072730774" calcext:value-type="float">
            <text:p>26.6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48936" calcext:value-type="float">
            <text:p>64893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51259740156161" calcext:value-type="float">
            <text:p>3.5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68380" calcext:value-type="float">
            <text:p>216838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5.9737581297802" calcext:value-type="float">
            <text:p>25.9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02525" calcext:value-type="float">
            <text:p>80252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5.6497499334325" calcext:value-type="float">
            <text:p>65.6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36937" calcext:value-type="float">
            <text:p>163693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8.247925145622" calcext:value-type="float">
            <text:p>38.2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9493" calcext:value-type="float">
            <text:p>26949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3.5397447642585" calcext:value-type="float">
            <text:p>43.5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91749" calcext:value-type="float">
            <text:p>159174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4.4527040151286" calcext:value-type="float">
            <text:p>94.4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24615" calcext:value-type="float">
            <text:p>162461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6.0626287666873" calcext:value-type="float">
            <text:p>36.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15497" calcext:value-type="float">
            <text:p>131549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4.7306740497027" calcext:value-type="float">
            <text:p>24.7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64694" calcext:value-type="float">
            <text:p>86469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4.3415672016093" calcext:value-type="float">
            <text:p>54.3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80773" calcext:value-type="float">
            <text:p>78077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7.5670561693495" calcext:value-type="float">
            <text:p>77.5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4768" calcext:value-type="float">
            <text:p>17476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2.2153910451701" calcext:value-type="float">
            <text:p>92.2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96096" calcext:value-type="float">
            <text:p>99609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3.353110189655" calcext:value-type="float">
            <text:p>173.3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18457" calcext:value-type="float">
            <text:p>61845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9.9179663992543" calcext:value-type="float">
            <text:p>39.9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2266" calcext:value-type="float">
            <text:p>6226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5.0036096038751" calcext:value-type="float">
            <text:p>45.0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52402" calcext:value-type="float">
            <text:p>45240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67.827437333832" calcext:value-type="float">
            <text:p>267.8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4327" calcext:value-type="float">
            <text:p>194327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3"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76530" calcext:value-type="float">
            <text:p>37653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51290091097464" calcext:value-type="float">
            <text:p>8.5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38947" calcext:value-type="float">
            <text:p>223894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5.5659152536194" calcext:value-type="float">
            <text:p>25.5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5506" calcext:value-type="float">
            <text:p>34550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4.9429539545295" calcext:value-type="float">
            <text:p>24.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46258" calcext:value-type="float">
            <text:p>74625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9.842299662759" calcext:value-type="float">
            <text:p>19.8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003174" calcext:value-type="float">
            <text:p>600317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8.1059680641118" calcext:value-type="float">
            <text:p>18.1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44933" calcext:value-type="float">
            <text:p>144493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7.7440156447261" calcext:value-type="float">
            <text:p>27.7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258113" calcext:value-type="float">
            <text:p>525811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2.7701802357333" calcext:value-type="float">
            <text:p>22.7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8493" calcext:value-type="float">
            <text:p>16849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.9275619338645" calcext:value-type="float">
            <text:p>14.9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42390" calcext:value-type="float">
            <text:p>104239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4923583576753" calcext:value-type="float">
            <text:p>11.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55980" calcext:value-type="float">
            <text:p>165598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48157599838685" calcext:value-type="float">
            <text:p>9.4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17949" calcext:value-type="float">
            <text:p>161794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588426504733" calcext:value-type="float">
            <text:p>15.5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51149" calcext:value-type="float">
            <text:p>115114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6263151920946" calcext:value-type="float">
            <text:p>15.6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37353" calcext:value-type="float">
            <text:p>183735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9.139983659495" calcext:value-type="float">
            <text:p>19.1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32422" calcext:value-type="float">
            <text:p>33242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0409285976538283" calcext:value-type="float">
            <text:p>0.0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58635" calcext:value-type="float">
            <text:p>185863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2.734049457448" calcext:value-type="float">
            <text:p>12.7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67518" calcext:value-type="float">
            <text:p>176751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.5983522642913" calcext:value-type="float">
            <text:p>14.6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672329" calcext:value-type="float">
            <text:p>367232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.8298250628037" calcext:value-type="float">
            <text:p>14.8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18588" calcext:value-type="float">
            <text:p>111858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9.0055598938662" calcext:value-type="float">
            <text:p>19.0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92404" calcext:value-type="float">
            <text:p>219240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822569467437" calcext:value-type="float">
            <text:p>10.8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89600" calcext:value-type="float">
            <text:p>128960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9628330580587" calcext:value-type="float">
            <text:p>13.9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826352" calcext:value-type="float">
            <text:p>382635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4.3181406888073" calcext:value-type="float">
            <text:p>24.3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13401" calcext:value-type="float">
            <text:p>151340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9.8728717906068" calcext:value-type="float">
            <text:p>19.8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61086" calcext:value-type="float">
            <text:p>66108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.87229557306113" calcext:value-type="float">
            <text:p>1.8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79185" calcext:value-type="float">
            <text:p>267918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3.5569872439333" calcext:value-type="float">
            <text:p>23.5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28211" calcext:value-type="float">
            <text:p>112821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0.5826609762936" calcext:value-type="float">
            <text:p>40.5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093890" calcext:value-type="float">
            <text:p>209389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7.9151244061317" calcext:value-type="float">
            <text:p>27.9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91422" calcext:value-type="float">
            <text:p>39142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5.2438467789516" calcext:value-type="float">
            <text:p>45.2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35527" calcext:value-type="float">
            <text:p>223552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0.444693227387" calcext:value-type="float">
            <text:p>40.4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12297" calcext:value-type="float">
            <text:p>191229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.7077030558009" calcext:value-type="float">
            <text:p>17.7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93330" calcext:value-type="float">
            <text:p>169333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8.7216922577551" calcext:value-type="float">
            <text:p>28.7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13398" calcext:value-type="float">
            <text:p>121339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0.3268670766768" calcext:value-type="float">
            <text:p>40.3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10283" calcext:value-type="float">
            <text:p>131028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7.8186873777654" calcext:value-type="float">
            <text:p>67.8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7704" calcext:value-type="float">
            <text:p>31770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1.7861393390094" calcext:value-type="float">
            <text:p>81.7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28108" calcext:value-type="float">
            <text:p>142810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3.3705185042406" calcext:value-type="float">
            <text:p>43.3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62794" calcext:value-type="float">
            <text:p>76279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3.3382434025324" calcext:value-type="float">
            <text:p>23.3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7355" calcext:value-type="float">
            <text:p>4735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23.9472585359586" calcext:value-type="float">
            <text:p>-23.9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62656" calcext:value-type="float">
            <text:p>106265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4.891976604878" calcext:value-type="float">
            <text:p>134.8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13249" calcext:value-type="float">
            <text:p>41324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2.656501669866" calcext:value-type="float">
            <text:p>112.6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0983" calcext:value-type="float">
            <text:p>190983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8600" calcext:value-type="float">
            <text:p>348600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2924" calcext:value-type="float">
            <text:p>142924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57232" calcext:value-type="float">
            <text:p>357232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8548" calcext:value-type="float">
            <text:p>88548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2555" calcext:value-type="float">
            <text:p>62555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9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11588" calcext:value-type="float">
            <text:p>41158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310811887499" calcext:value-type="float">
            <text:p>9.3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805346" calcext:value-type="float">
            <text:p>280534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5.2975617555931" calcext:value-type="float">
            <text:p>25.3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28556" calcext:value-type="float">
            <text:p>42855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4.0372091946305" calcext:value-type="float">
            <text:p>24.0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08420" calcext:value-type="float">
            <text:p>90842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1.7300183046614" calcext:value-type="float">
            <text:p>21.7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268894" calcext:value-type="float">
            <text:p>726889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1.084179802218" calcext:value-type="float">
            <text:p>21.0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83669" calcext:value-type="float">
            <text:p>188366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0.3637608110549" calcext:value-type="float">
            <text:p>30.3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302115" calcext:value-type="float">
            <text:p>630211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9.8550696799403" calcext:value-type="float">
            <text:p>19.8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4735" calcext:value-type="float">
            <text:p>18473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63956959636306" calcext:value-type="float">
            <text:p>9.6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88044" calcext:value-type="float">
            <text:p>118804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9730810924894" calcext:value-type="float">
            <text:p>13.9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54184" calcext:value-type="float">
            <text:p>185418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9689851326707" calcext:value-type="float">
            <text:p>11.9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93810" calcext:value-type="float">
            <text:p>189381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.0500429865218" calcext:value-type="float">
            <text:p>17.0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40316" calcext:value-type="float">
            <text:p>134031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4328857515404" calcext:value-type="float">
            <text:p>16.4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16331" calcext:value-type="float">
            <text:p>221633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0.6263031654777" calcext:value-type="float">
            <text:p>20.6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3641" calcext:value-type="float">
            <text:p>34364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37492705055622" calcext:value-type="float">
            <text:p>3.3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47174" calcext:value-type="float">
            <text:p>214717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5242422530513" calcext:value-type="float">
            <text:p>15.5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020616" calcext:value-type="float">
            <text:p>202061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.3194015563066" calcext:value-type="float">
            <text:p>14.3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157545" calcext:value-type="float">
            <text:p>415754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2127595321661" calcext:value-type="float">
            <text:p>13.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81625" calcext:value-type="float">
            <text:p>138162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3.5150922412899" calcext:value-type="float">
            <text:p>23.5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16462" calcext:value-type="float">
            <text:p>251646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.7809436581944" calcext:value-type="float">
            <text:p>14.7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51270" calcext:value-type="float">
            <text:p>155127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0.2907878411911" calcext:value-type="float">
            <text:p>20.2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821550" calcext:value-type="float">
            <text:p>482155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6.0090551000013" calcext:value-type="float">
            <text:p>26.0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28697" calcext:value-type="float">
            <text:p>182869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0.8336058982385" calcext:value-type="float">
            <text:p>20.8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94466" calcext:value-type="float">
            <text:p>69446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04926741755233" calcext:value-type="float">
            <text:p>5.0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06665" calcext:value-type="float">
            <text:p>310666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9555984375846" calcext:value-type="float">
            <text:p>15.9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11564" calcext:value-type="float">
            <text:p>131156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2516585993223" calcext:value-type="float">
            <text:p>16.2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420982" calcext:value-type="float">
            <text:p>242098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6212599515734" calcext:value-type="float">
            <text:p>15.6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28542" calcext:value-type="float">
            <text:p>52854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5.0312450500994" calcext:value-type="float">
            <text:p>35.0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048710" calcext:value-type="float">
            <text:p>304871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6.3754497261719" calcext:value-type="float">
            <text:p>36.3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31853" calcext:value-type="float">
            <text:p>223185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7105841822688" calcext:value-type="float">
            <text:p>16.7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069042" calcext:value-type="float">
            <text:p>206904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2.1877602121264" calcext:value-type="float">
            <text:p>22.1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85053" calcext:value-type="float">
            <text:p>148505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2.3879551474454" calcext:value-type="float">
            <text:p>22.3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51394" calcext:value-type="float">
            <text:p>175139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3.6653226821992" calcext:value-type="float">
            <text:p>33.6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13536" calcext:value-type="float">
            <text:p>41353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0.1639261702717" calcext:value-type="float">
            <text:p>30.1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70495" calcext:value-type="float">
            <text:p>147049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.96805283634011" calcext:value-type="float">
            <text:p>2.9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58800" calcext:value-type="float">
            <text:p>95880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5.6957972925849" calcext:value-type="float">
            <text:p>25.7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2335" calcext:value-type="float">
            <text:p>4233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10.6007813324887" calcext:value-type="float">
            <text:p>-10.6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66300" calcext:value-type="float">
            <text:p>106630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342914357986027" calcext:value-type="float">
            <text:p>0.3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39700" calcext:value-type="float">
            <text:p>53970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0.5992271003681" calcext:value-type="float">
            <text:p>30.6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9146" calcext:value-type="float">
            <text:p>31914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7.1070199965442" calcext:value-type="float">
            <text:p>67.1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01570" calcext:value-type="float">
            <text:p>40157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1950659781985" calcext:value-type="float">
            <text:p>15.2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43329" calcext:value-type="float">
            <text:p>24332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0.2506227085724" calcext:value-type="float">
            <text:p>70.2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18103" calcext:value-type="float">
            <text:p>51810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5.0326398530927" calcext:value-type="float">
            <text:p>45.0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1772" calcext:value-type="float">
            <text:p>16177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2.6941319962054" calcext:value-type="float">
            <text:p>82.6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2531" calcext:value-type="float">
            <text:p>9253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7.9194309008073" calcext:value-type="float">
            <text:p>47.9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76749" calcext:value-type="float">
            <text:p>276749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3"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30572" calcext:value-type="float">
            <text:p>43057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.61237936966092" calcext:value-type="float">
            <text:p>4.6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366416" calcext:value-type="float">
            <text:p>336641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0.0000285169815" calcext:value-type="float">
            <text:p>20.0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42610" calcext:value-type="float">
            <text:p>54261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6.6135580880912" calcext:value-type="float">
            <text:p>26.6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14756" calcext:value-type="float">
            <text:p>111475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2.7137227273728" calcext:value-type="float">
            <text:p>22.7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113614" calcext:value-type="float">
            <text:p>911361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5.3782762549571" calcext:value-type="float">
            <text:p>25.3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37167" calcext:value-type="float">
            <text:p>253716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4.6928255441906" calcext:value-type="float">
            <text:p>34.6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665111" calcext:value-type="float">
            <text:p>766511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1.6275964497633" calcext:value-type="float">
            <text:p>21.6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02322" calcext:value-type="float">
            <text:p>20232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5201234200341" calcext:value-type="float">
            <text:p>9.5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95346" calcext:value-type="float">
            <text:p>129534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03182037028932" calcext:value-type="float">
            <text:p>9.0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061612" calcext:value-type="float">
            <text:p>206161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1870235100724" calcext:value-type="float">
            <text:p>11.1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06287" calcext:value-type="float">
            <text:p>220628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4999128740476" calcext:value-type="float">
            <text:p>16.5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15400" calcext:value-type="float">
            <text:p>151540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0628896469191" calcext:value-type="float">
            <text:p>13.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09121" calcext:value-type="float">
            <text:p>260912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.7225333219632" calcext:value-type="float">
            <text:p>17.7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55956" calcext:value-type="float">
            <text:p>35595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58368180746768" calcext:value-type="float">
            <text:p>3.5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89905" calcext:value-type="float">
            <text:p>228990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.64738861405736" calcext:value-type="float">
            <text:p>6.6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84789" calcext:value-type="float">
            <text:p>218478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12489854579" calcext:value-type="float">
            <text:p>8.1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767121" calcext:value-type="float">
            <text:p>476712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.6619218793783" calcext:value-type="float">
            <text:p>14.6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56388" calcext:value-type="float">
            <text:p>165638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9.8869447208903" calcext:value-type="float">
            <text:p>19.8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700876" calcext:value-type="float">
            <text:p>270087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.32830458000161" calcext:value-type="float">
            <text:p>7.3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97114" calcext:value-type="float">
            <text:p>179711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8479181573807" calcext:value-type="float">
            <text:p>15.8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638591" calcext:value-type="float">
            <text:p>563859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9456087772604" calcext:value-type="float">
            <text:p>16.9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38093" calcext:value-type="float">
            <text:p>213809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9189318952238" calcext:value-type="float">
            <text:p>16.9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42371" calcext:value-type="float">
            <text:p>74237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.8981058827934" calcext:value-type="float">
            <text:p>6.9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293335" calcext:value-type="float">
            <text:p>329333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.00869421067286" calcext:value-type="float">
            <text:p>6.0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74449" calcext:value-type="float">
            <text:p>157444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0.0436273029757" calcext:value-type="float">
            <text:p>20.0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810173" calcext:value-type="float">
            <text:p>281017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0757494272985" calcext:value-type="float">
            <text:p>16.0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52619" calcext:value-type="float">
            <text:p>75261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2.3953063332715" calcext:value-type="float">
            <text:p>42.4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896542" calcext:value-type="float">
            <text:p>389654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7.8095325563927" calcext:value-type="float">
            <text:p>27.8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24771" calcext:value-type="float">
            <text:p>222477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0.317314805231348" calcext:value-type="float">
            <text:p>-0.3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33860" calcext:value-type="float">
            <text:p>233386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2.7990635279516" calcext:value-type="float">
            <text:p>12.8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77549" calcext:value-type="float">
            <text:p>237754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0.0985958076917" calcext:value-type="float">
            <text:p>60.1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075708" calcext:value-type="float">
            <text:p>207570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8.5174780774629" calcext:value-type="float">
            <text:p>18.5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72765" calcext:value-type="float">
            <text:p>67276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2.6859572080786" calcext:value-type="float">
            <text:p>62.6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90949" calcext:value-type="float">
            <text:p>169094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.9918224815453" calcext:value-type="float">
            <text:p>14.9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21119" calcext:value-type="float">
            <text:p>122111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7.3590947017105" calcext:value-type="float">
            <text:p>27.3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1875" calcext:value-type="float">
            <text:p>8187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3.3978977205622" calcext:value-type="float">
            <text:p>93.4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92214" calcext:value-type="float">
            <text:p>119221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8084966707306" calcext:value-type="float">
            <text:p>11.8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99024" calcext:value-type="float">
            <text:p>79902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8.0496572169724" calcext:value-type="float">
            <text:p>48.0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77056" calcext:value-type="float">
            <text:p>57705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0.8125434754" calcext:value-type="float">
            <text:p>80.8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83888" calcext:value-type="float">
            <text:p>58388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5.4012998979007" calcext:value-type="float">
            <text:p>45.4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76053" calcext:value-type="float">
            <text:p>37605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4.5450809397976" calcext:value-type="float">
            <text:p>54.5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41990" calcext:value-type="float">
            <text:p>114199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20.417561758955" calcext:value-type="float">
            <text:p>120.4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25594" calcext:value-type="float">
            <text:p>32559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1.26721558737" calcext:value-type="float">
            <text:p>101.2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5965" calcext:value-type="float">
            <text:p>14596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7.7471333931331" calcext:value-type="float">
            <text:p>57.7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73351" calcext:value-type="float">
            <text:p>37335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4.9059978536508" calcext:value-type="float">
            <text:p>34.9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57155" calcext:value-type="float">
            <text:p>1657155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3"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43083" calcext:value-type="float">
            <text:p>44308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.90566966732625" calcext:value-type="float">
            <text:p>2.9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852356" calcext:value-type="float">
            <text:p>385235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.4349361457408" calcext:value-type="float">
            <text:p>14.4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04397" calcext:value-type="float">
            <text:p>60439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3869998709939" calcext:value-type="float">
            <text:p>11.3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80631" calcext:value-type="float">
            <text:p>138063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3.8505107844228" calcext:value-type="float">
            <text:p>23.8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385227" calcext:value-type="float">
            <text:p>1038522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9528950864059" calcext:value-type="float">
            <text:p>13.9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55900" calcext:value-type="float">
            <text:p>315590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4.3867668151131" calcext:value-type="float">
            <text:p>24.3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720017" calcext:value-type="float">
            <text:p>872001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7624360560467" calcext:value-type="float">
            <text:p>13.7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3003" calcext:value-type="float">
            <text:p>22300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2218246162059" calcext:value-type="float">
            <text:p>10.2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49661" calcext:value-type="float">
            <text:p>144966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9130332745074" calcext:value-type="float">
            <text:p>11.9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09187" calcext:value-type="float">
            <text:p>230918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2.0088067007759" calcext:value-type="float">
            <text:p>12.0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59123" calcext:value-type="float">
            <text:p>255912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9922983727865" calcext:value-type="float">
            <text:p>15.9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83724" calcext:value-type="float">
            <text:p>168372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107562359773" calcext:value-type="float">
            <text:p>11.1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895832" calcext:value-type="float">
            <text:p>289583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9887966100461" calcext:value-type="float">
            <text:p>10.9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52428" calcext:value-type="float">
            <text:p>35242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0.991133735630246" calcext:value-type="float">
            <text:p>-0.9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416630" calcext:value-type="float">
            <text:p>241663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53407237418146" calcext:value-type="float">
            <text:p>5.5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37885" calcext:value-type="float">
            <text:p>233788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.00735860533901" calcext:value-type="float">
            <text:p>7.0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759394" calcext:value-type="float">
            <text:p>575939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0.8149321152117" calcext:value-type="float">
            <text:p>20.8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98509" calcext:value-type="float">
            <text:p>179850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5801756593262" calcext:value-type="float">
            <text:p>8.5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930390" calcext:value-type="float">
            <text:p>293039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49776146702033" calcext:value-type="float">
            <text:p>8.5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90618" calcext:value-type="float">
            <text:p>179061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0.361468443292969" calcext:value-type="float">
            <text:p>-0.3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485280" calcext:value-type="float">
            <text:p>648528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0159676415615" calcext:value-type="float">
            <text:p>15.0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48174" calcext:value-type="float">
            <text:p>234817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82562498450722" calcext:value-type="float">
            <text:p>9.8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68014" calcext:value-type="float">
            <text:p>76801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4542028177286" calcext:value-type="float">
            <text:p>3.4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04055" calcext:value-type="float">
            <text:p>340405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3619416184506" calcext:value-type="float">
            <text:p>3.3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52204" calcext:value-type="float">
            <text:p>175220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2899814474778" calcext:value-type="float">
            <text:p>11.2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668412" calcext:value-type="float">
            <text:p>366841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0.5404329199661" calcext:value-type="float">
            <text:p>30.5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68470" calcext:value-type="float">
            <text:p>96847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8.6799828332795" calcext:value-type="float">
            <text:p>28.6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663228" calcext:value-type="float">
            <text:p>466322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9.676061492472" calcext:value-type="float">
            <text:p>19.6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404021" calcext:value-type="float">
            <text:p>240402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05700901351195" calcext:value-type="float">
            <text:p>8.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32067" calcext:value-type="float">
            <text:p>263206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2.7774159546845" calcext:value-type="float">
            <text:p>12.7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26861" calcext:value-type="float">
            <text:p>342686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4.1341902942905" calcext:value-type="float">
            <text:p>44.1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87125" calcext:value-type="float">
            <text:p>238712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0029291210517" calcext:value-type="float">
            <text:p>15.0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83389" calcext:value-type="float">
            <text:p>78338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4431859564633" calcext:value-type="float">
            <text:p>16.4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69257" calcext:value-type="float">
            <text:p>176925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.63100897779886" calcext:value-type="float">
            <text:p>4.6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63701" calcext:value-type="float">
            <text:p>146370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9.8655495492249" calcext:value-type="float">
            <text:p>19.8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7407" calcext:value-type="float">
            <text:p>7740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5.45709923664122" calcext:value-type="float">
            <text:p>-5.4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96372" calcext:value-type="float">
            <text:p>129637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73651877934666" calcext:value-type="float">
            <text:p>8.7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39629" calcext:value-type="float">
            <text:p>93962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.5970934540139" calcext:value-type="float">
            <text:p>17.6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46872" calcext:value-type="float">
            <text:p>64687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2.0986524704708" calcext:value-type="float">
            <text:p>12.1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36547" calcext:value-type="float">
            <text:p>63654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01868166497684" calcext:value-type="float">
            <text:p>9.0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48889" calcext:value-type="float">
            <text:p>54888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5.9605427958293" calcext:value-type="float">
            <text:p>45.9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56621" calcext:value-type="float">
            <text:p>135662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8.7944728062417" calcext:value-type="float">
            <text:p>18.7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31866" calcext:value-type="float">
            <text:p>43186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2.6394221023729" calcext:value-type="float">
            <text:p>32.6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4402" calcext:value-type="float">
            <text:p>19440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3.183982461549" calcext:value-type="float">
            <text:p>33.1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49396" calcext:value-type="float">
            <text:p>44939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0.3682325747085" calcext:value-type="float">
            <text:p>20.3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028283" calcext:value-type="float">
            <text:p>202828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2.3954910675223" calcext:value-type="float">
            <text:p>22.4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60350" calcext:value-type="float">
            <text:p>360350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34162" calcext:value-type="float">
            <text:p>334162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9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65293" calcext:value-type="float">
            <text:p>46529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01260486184304" calcext:value-type="float">
            <text:p>5.0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249614" calcext:value-type="float">
            <text:p>424961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31207915364" calcext:value-type="float">
            <text:p>10.3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87497" calcext:value-type="float">
            <text:p>68749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7492409790254" calcext:value-type="float">
            <text:p>13.7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06903" calcext:value-type="float">
            <text:p>160690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3890279154966" calcext:value-type="float">
            <text:p>16.3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588066" calcext:value-type="float">
            <text:p>1258806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1.2112744381996" calcext:value-type="float">
            <text:p>21.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041334" calcext:value-type="float">
            <text:p>404133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8.05646566748" calcext:value-type="float">
            <text:p>28.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631350" calcext:value-type="float">
            <text:p>963135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4510461390156" calcext:value-type="float">
            <text:p>10.4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8380" calcext:value-type="float">
            <text:p>23838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.89542293153007" calcext:value-type="float">
            <text:p>6.9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31526" calcext:value-type="float">
            <text:p>163152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2.5453468086677" calcext:value-type="float">
            <text:p>12.5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421851" calcext:value-type="float">
            <text:p>242185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.87894657297135" calcext:value-type="float">
            <text:p>4.8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70276" calcext:value-type="float">
            <text:p>317027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3.8813452889916" calcext:value-type="float">
            <text:p>23.8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38765" calcext:value-type="float">
            <text:p>173876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26900370844628" calcext:value-type="float">
            <text:p>3.2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908506" calcext:value-type="float">
            <text:p>290850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437663510866653" calcext:value-type="float">
            <text:p>0.4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59611" calcext:value-type="float">
            <text:p>35961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.03814679877876" calcext:value-type="float">
            <text:p>2.0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14589" calcext:value-type="float">
            <text:p>261458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19153118185241" calcext:value-type="float">
            <text:p>8.1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16556" calcext:value-type="float">
            <text:p>261655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9197907510421" calcext:value-type="float">
            <text:p>11.9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646697" calcext:value-type="float">
            <text:p>664669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4061868314618" calcext:value-type="float">
            <text:p>15.4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01593" calcext:value-type="float">
            <text:p>210159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8519590394043" calcext:value-type="float">
            <text:p>16.8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238503" calcext:value-type="float">
            <text:p>323850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5144025198011" calcext:value-type="float">
            <text:p>10.5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009821" calcext:value-type="float">
            <text:p>200982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2.2417511719418" calcext:value-type="float">
            <text:p>12.2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630654" calcext:value-type="float">
            <text:p>763065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.6611341376163" calcext:value-type="float">
            <text:p>17.6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46248" calcext:value-type="float">
            <text:p>264624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2.6938634019455" calcext:value-type="float">
            <text:p>12.6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97423" calcext:value-type="float">
            <text:p>79742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82922707138151" calcext:value-type="float">
            <text:p>3.8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629367" calcext:value-type="float">
            <text:p>362936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.61892948263174" calcext:value-type="float">
            <text:p>6.6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54482" calcext:value-type="float">
            <text:p>185448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83710572513246" calcext:value-type="float">
            <text:p>5.8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842325" calcext:value-type="float">
            <text:p>484232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2.0005768163445" calcext:value-type="float">
            <text:p>32.0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68211" calcext:value-type="float">
            <text:p>146821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1.601082119219" calcext:value-type="float">
            <text:p>51.6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824715" calcext:value-type="float">
            <text:p>582471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4.9073603092107" calcext:value-type="float">
            <text:p>24.9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470939" calcext:value-type="float">
            <text:p>247093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.78358633306448" calcext:value-type="float">
            <text:p>2.7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939006" calcext:value-type="float">
            <text:p>293900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661519254639" calcext:value-type="float">
            <text:p>11.6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677251" calcext:value-type="float">
            <text:p>567725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5.6691356900674" calcext:value-type="float">
            <text:p>65.6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63953" calcext:value-type="float">
            <text:p>256395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.40757186992721" calcext:value-type="float">
            <text:p>7.4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53786" calcext:value-type="float">
            <text:p>95378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1.7512627826023" calcext:value-type="float">
            <text:p>21.7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80999" calcext:value-type="float">
            <text:p>188099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.31575853592779" calcext:value-type="float">
            <text:p>6.3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29205" calcext:value-type="float">
            <text:p>172920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8.1392237895581" calcext:value-type="float">
            <text:p>18.1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1058" calcext:value-type="float">
            <text:p>9105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.6353559755578" calcext:value-type="float">
            <text:p>17.6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77963" calcext:value-type="float">
            <text:p>137796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.29379529949737" calcext:value-type="float">
            <text:p>6.2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35791" calcext:value-type="float">
            <text:p>103579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2340391792931" calcext:value-type="float">
            <text:p>10.2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80845" calcext:value-type="float">
            <text:p>68084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25188909088661" calcext:value-type="float">
            <text:p>5.2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92849" calcext:value-type="float">
            <text:p>69284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84490854563764" calcext:value-type="float">
            <text:p>8.8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37606" calcext:value-type="float">
            <text:p>53760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2.05560687133464" calcext:value-type="float">
            <text:p>-2.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63396" calcext:value-type="float">
            <text:p>156339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2419135484413" calcext:value-type="float">
            <text:p>15.2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45032" calcext:value-type="float">
            <text:p>44503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04863082530229" calcext:value-type="float">
            <text:p>3.0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5565" calcext:value-type="float">
            <text:p>22556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0301848746412" calcext:value-type="float">
            <text:p>16.0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07847" calcext:value-type="float">
            <text:p>50784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0065688168119" calcext:value-type="float">
            <text:p>13.0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96040" calcext:value-type="float">
            <text:p>239604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8.1314441820989" calcext:value-type="float">
            <text:p>18.1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23317" calcext:value-type="float">
            <text:p>42331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.4738448730401" calcext:value-type="float">
            <text:p>17.4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35573" calcext:value-type="float">
            <text:p>43557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0.3478552318935" calcext:value-type="float">
            <text:p>30.3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9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91524" calcext:value-type="float">
            <text:p>49152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63752302312736" calcext:value-type="float">
            <text:p>5.6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316721" calcext:value-type="float">
            <text:p>431672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.57913165760467" calcext:value-type="float">
            <text:p>1.5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13346" calcext:value-type="float">
            <text:p>71334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75987095216415" calcext:value-type="float">
            <text:p>3.7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09242" calcext:value-type="float">
            <text:p>170924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.3687104946596" calcext:value-type="float">
            <text:p>6.3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479142" calcext:value-type="float">
            <text:p>1347914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.07873632057538" calcext:value-type="float">
            <text:p>7.0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160165" calcext:value-type="float">
            <text:p>416016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.94039047502632" calcext:value-type="float">
            <text:p>2.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900180" calcext:value-type="float">
            <text:p>990018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.79119749567818" calcext:value-type="float">
            <text:p>2.7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6505" calcext:value-type="float">
            <text:p>26650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7983891266046" calcext:value-type="float">
            <text:p>11.8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21244" calcext:value-type="float">
            <text:p>182124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6282547749775" calcext:value-type="float">
            <text:p>11.6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77773" calcext:value-type="float">
            <text:p>267777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567206653093" calcext:value-type="float">
            <text:p>10.5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571623" calcext:value-type="float">
            <text:p>357162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2.659686412161" calcext:value-type="float">
            <text:p>12.6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99804" calcext:value-type="float">
            <text:p>189980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26168861231966" calcext:value-type="float">
            <text:p>9.2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23723" calcext:value-type="float">
            <text:p>312372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.39957215147571" calcext:value-type="float">
            <text:p>7.4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59231" calcext:value-type="float">
            <text:p>35923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0.105669737577549" calcext:value-type="float">
            <text:p>-0.1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845627" calcext:value-type="float">
            <text:p>284562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83649399580584" calcext:value-type="float">
            <text:p>8.8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915841" calcext:value-type="float">
            <text:p>291584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438127064737" calcext:value-type="float">
            <text:p>11.4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907612" calcext:value-type="float">
            <text:p>690761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92548358981912" calcext:value-type="float">
            <text:p>3.9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63880" calcext:value-type="float">
            <text:p>236388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2.48038987568" calcext:value-type="float">
            <text:p>12.4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27796" calcext:value-type="float">
            <text:p>342779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84507718535385" calcext:value-type="float">
            <text:p>5.8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83796" calcext:value-type="float">
            <text:p>218379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65624351621363" calcext:value-type="float">
            <text:p>8.6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897241" calcext:value-type="float">
            <text:p>789724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49363239376337" calcext:value-type="float">
            <text:p>3.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832961" calcext:value-type="float">
            <text:p>283296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.05576348097382" calcext:value-type="float">
            <text:p>7.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47226" calcext:value-type="float">
            <text:p>84722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.24549329527741" calcext:value-type="float">
            <text:p>6.2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784664" calcext:value-type="float">
            <text:p>378466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.27890042533588" calcext:value-type="float">
            <text:p>4.2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49387" calcext:value-type="float">
            <text:p>194938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11760157283813" calcext:value-type="float">
            <text:p>5.1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256106" calcext:value-type="float">
            <text:p>525610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54508939404109" calcext:value-type="float">
            <text:p>8.5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97414" calcext:value-type="float">
            <text:p>189741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9.2330598258697" calcext:value-type="float">
            <text:p>29.2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414824" calcext:value-type="float">
            <text:p>641482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1311222952539" calcext:value-type="float">
            <text:p>10.1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38268" calcext:value-type="float">
            <text:p>253826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.72483456693994" calcext:value-type="float">
            <text:p>2.7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37587" calcext:value-type="float">
            <text:p>313758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.75674020400094" calcext:value-type="float">
            <text:p>6.7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907387" calcext:value-type="float">
            <text:p>690738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1.6678107062732" calcext:value-type="float">
            <text:p>21.6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792300" calcext:value-type="float">
            <text:p>279230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90605249004174" calcext:value-type="float">
            <text:p>8.9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89684" calcext:value-type="float">
            <text:p>108968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.2482695279654" calcext:value-type="float">
            <text:p>14.2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01028" calcext:value-type="float">
            <text:p>180102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4.25151741175833" calcext:value-type="float">
            <text:p>-4.2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01974" calcext:value-type="float">
            <text:p>190197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9912387484422" calcext:value-type="float">
            <text:p>9.9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0247" calcext:value-type="float">
            <text:p>11024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1.0733818006106" calcext:value-type="float">
            <text:p>21.0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15834" calcext:value-type="float">
            <text:p>131583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4.50875676632827" calcext:value-type="float">
            <text:p>-4.5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23296" calcext:value-type="float">
            <text:p>112329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44813287622696" calcext:value-type="float">
            <text:p>8.4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41935" calcext:value-type="float">
            <text:p>64193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5.71495714883711" calcext:value-type="float">
            <text:p>-5.7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42961" calcext:value-type="float">
            <text:p>64296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7.2004145203356" calcext:value-type="float">
            <text:p>-7.2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59456" calcext:value-type="float">
            <text:p>55945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.06431475839183" calcext:value-type="float">
            <text:p>4.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36191" calcext:value-type="float">
            <text:p>173619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0525420302981" calcext:value-type="float">
            <text:p>11.0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24873" calcext:value-type="float">
            <text:p>52487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.9405076488882" calcext:value-type="float">
            <text:p>17.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0742" calcext:value-type="float">
            <text:p>25074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161749384878" calcext:value-type="float">
            <text:p>11.1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50310" calcext:value-type="float">
            <text:p>55031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36137655632504" calcext:value-type="float">
            <text:p>8.3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36434" calcext:value-type="float">
            <text:p>233643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2.48768801856396" calcext:value-type="float">
            <text:p>-2.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31818" calcext:value-type="float">
            <text:p>53181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5.6311463985618" calcext:value-type="float">
            <text:p>25.6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99261" calcext:value-type="float">
            <text:p>49926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.6216592855847" calcext:value-type="float">
            <text:p>14.6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9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33242" calcext:value-type="float">
            <text:p>53324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48747975683792" calcext:value-type="float">
            <text:p>8.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690514" calcext:value-type="float">
            <text:p>469051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65918830519739" calcext:value-type="float">
            <text:p>8.6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91896" calcext:value-type="float">
            <text:p>79189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0114867119182" calcext:value-type="float">
            <text:p>11.0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007280" calcext:value-type="float">
            <text:p>200728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.4368521250941" calcext:value-type="float">
            <text:p>17.4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830192" calcext:value-type="float">
            <text:p>1483019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023264092032" calcext:value-type="float">
            <text:p>10.0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835329" calcext:value-type="float">
            <text:p>483532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2292601375186" calcext:value-type="float">
            <text:p>16.2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498012" calcext:value-type="float">
            <text:p>1049801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.03859727802929" calcext:value-type="float">
            <text:p>6.0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8085" calcext:value-type="float">
            <text:p>31808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9.3542335040618" calcext:value-type="float">
            <text:p>19.3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43001" calcext:value-type="float">
            <text:p>234300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8.6483853893273" calcext:value-type="float">
            <text:p>28.6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318680" calcext:value-type="float">
            <text:p>331868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3.9343290114584" calcext:value-type="float">
            <text:p>23.9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061929" calcext:value-type="float">
            <text:p>406192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7278206574434" calcext:value-type="float">
            <text:p>13.7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17027" calcext:value-type="float">
            <text:p>211702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4339689778525" calcext:value-type="float">
            <text:p>11.4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44578" calcext:value-type="float">
            <text:p>344457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2715573692034" calcext:value-type="float">
            <text:p>10.2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77747" calcext:value-type="float">
            <text:p>37774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15434358393346" calcext:value-type="float">
            <text:p>5.1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944806" calcext:value-type="float">
            <text:p>294480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48531272721267" calcext:value-type="float">
            <text:p>3.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291718" calcext:value-type="float">
            <text:p>329171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2.8908606470655" calcext:value-type="float">
            <text:p>12.8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946627" calcext:value-type="float">
            <text:p>794662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0415946929272" calcext:value-type="float">
            <text:p>15.0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83516" calcext:value-type="float">
            <text:p>268351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5216677665533" calcext:value-type="float">
            <text:p>13.5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934224" calcext:value-type="float">
            <text:p>393422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.7741580887544" calcext:value-type="float">
            <text:p>14.7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78914" calcext:value-type="float">
            <text:p>217891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0.223555680109314" calcext:value-type="float">
            <text:p>-0.2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712176" calcext:value-type="float">
            <text:p>871217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3192368068798" calcext:value-type="float">
            <text:p>10.3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061743" calcext:value-type="float">
            <text:p>306174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07572006815484" calcext:value-type="float">
            <text:p>8.0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13774" calcext:value-type="float">
            <text:p>91377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.85481087690888" calcext:value-type="float">
            <text:p>7.8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954653" calcext:value-type="float">
            <text:p>395465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.49152157232452" calcext:value-type="float">
            <text:p>4.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09511" calcext:value-type="float">
            <text:p>190951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2.04556611899023" calcext:value-type="float">
            <text:p>-2.0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371766" calcext:value-type="float">
            <text:p>637176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1.2259798413502" calcext:value-type="float">
            <text:p>21.2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771305" calcext:value-type="float">
            <text:p>277130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6.0569490896557" calcext:value-type="float">
            <text:p>46.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711194" calcext:value-type="float">
            <text:p>771119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0.2089722180998" calcext:value-type="float">
            <text:p>20.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21073" calcext:value-type="float">
            <text:p>262107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26226387442146" calcext:value-type="float">
            <text:p>3.2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34575" calcext:value-type="float">
            <text:p>343457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46549051866928" calcext:value-type="float">
            <text:p>9.4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586223" calcext:value-type="float">
            <text:p>1058622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3.2594452866185" calcext:value-type="float">
            <text:p>53.2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982483" calcext:value-type="float">
            <text:p>298248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.81098019553773" calcext:value-type="float">
            <text:p>6.8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21341" calcext:value-type="float">
            <text:p>152134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9.6130437815" calcext:value-type="float">
            <text:p>39.6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05299" calcext:value-type="float">
            <text:p>190529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78952687020968" calcext:value-type="float">
            <text:p>5.7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005552" calcext:value-type="float">
            <text:p>200555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4458157682492" calcext:value-type="float">
            <text:p>5.4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0083" calcext:value-type="float">
            <text:p>16008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5.2039511279219" calcext:value-type="float">
            <text:p>45.2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25510" calcext:value-type="float">
            <text:p>132551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735351115718244" calcext:value-type="float">
            <text:p>0.7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25089" calcext:value-type="float">
            <text:p>132508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.9643655812894" calcext:value-type="float">
            <text:p>17.9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19636" calcext:value-type="float">
            <text:p>61963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3.47371618621823" calcext:value-type="float">
            <text:p>-3.4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52740" calcext:value-type="float">
            <text:p>65274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.52093206275342" calcext:value-type="float">
            <text:p>1.5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91024" calcext:value-type="float">
            <text:p>59102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64262426357033" calcext:value-type="float">
            <text:p>5.6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78963" calcext:value-type="float">
            <text:p>237896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7.0219635973231" calcext:value-type="float">
            <text:p>37.0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88637" calcext:value-type="float">
            <text:p>58863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2.1484625804718" calcext:value-type="float">
            <text:p>12.1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90529" calcext:value-type="float">
            <text:p>29052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8677046525911" calcext:value-type="float">
            <text:p>15.8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88862" calcext:value-type="float">
            <text:p>68886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5.1770820083226" calcext:value-type="float">
            <text:p>25.1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33351" calcext:value-type="float">
            <text:p>223335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4.41197996605083" calcext:value-type="float">
            <text:p>-4.4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81187" calcext:value-type="float">
            <text:p>68118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8.0864882346968" calcext:value-type="float">
            <text:p>28.0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49587" calcext:value-type="float">
            <text:p>74958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0.1393058941115" calcext:value-type="float">
            <text:p>50.1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9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06921" calcext:value-type="float">
            <text:p>60692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817178691851" calcext:value-type="float">
            <text:p>13.8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148578" calcext:value-type="float">
            <text:p>514857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76575275119102" calcext:value-type="float">
            <text:p>9.7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59488" calcext:value-type="float">
            <text:p>85948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53546425288169" calcext:value-type="float">
            <text:p>8.5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35234" calcext:value-type="float">
            <text:p>253523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6.3019608624606" calcext:value-type="float">
            <text:p>26.3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782304" calcext:value-type="float">
            <text:p>1678230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163093235745" calcext:value-type="float">
            <text:p>13.1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066782" calcext:value-type="float">
            <text:p>606678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5.4678223550042" calcext:value-type="float">
            <text:p>25.4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319366" calcext:value-type="float">
            <text:p>1131936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.82390037275629" calcext:value-type="float">
            <text:p>7.8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46292" calcext:value-type="float">
            <text:p>44629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0.305893078894" calcext:value-type="float">
            <text:p>40.3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00689" calcext:value-type="float">
            <text:p>310068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2.3383558094939" calcext:value-type="float">
            <text:p>32.3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966949" calcext:value-type="float">
            <text:p>396694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9.5339412055396" calcext:value-type="float">
            <text:p>19.5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556155" calcext:value-type="float">
            <text:p>455615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2.1672732339733" calcext:value-type="float">
            <text:p>12.1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82594" calcext:value-type="float">
            <text:p>238259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2.5443369404358" calcext:value-type="float">
            <text:p>12.5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943116" calcext:value-type="float">
            <text:p>394311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.4731226873074" calcext:value-type="float">
            <text:p>14.4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89881" calcext:value-type="float">
            <text:p>38988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21220287652847" calcext:value-type="float">
            <text:p>3.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038156" calcext:value-type="float">
            <text:p>303815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16998810787536" calcext:value-type="float">
            <text:p>3.1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567089" calcext:value-type="float">
            <text:p>356708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36557080527554" calcext:value-type="float">
            <text:p>8.3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706397" calcext:value-type="float">
            <text:p>970639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2.1448672499666" calcext:value-type="float">
            <text:p>22.1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257022" calcext:value-type="float">
            <text:p>325702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1.3714395591455" calcext:value-type="float">
            <text:p>21.3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662498" calcext:value-type="float">
            <text:p>466249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8.5112489781975" calcext:value-type="float">
            <text:p>18.5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78141" calcext:value-type="float">
            <text:p>217814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0.0354763886963873" calcext:value-type="float">
            <text:p>-0.0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081158" calcext:value-type="float">
            <text:p>1008115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7134337047369" calcext:value-type="float">
            <text:p>15.7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266740" calcext:value-type="float">
            <text:p>326674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.69543459395514" calcext:value-type="float">
            <text:p>6.7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69265" calcext:value-type="float">
            <text:p>96926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.07272695436727" calcext:value-type="float">
            <text:p>6.0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319813" calcext:value-type="float">
            <text:p>431981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23367992084261" calcext:value-type="float">
            <text:p>9.2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86272" calcext:value-type="float">
            <text:p>178627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6.45395601282213" calcext:value-type="float">
            <text:p>-6.4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823194" calcext:value-type="float">
            <text:p>782319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2.779053719173" calcext:value-type="float">
            <text:p>22.7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951560" calcext:value-type="float">
            <text:p>495156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8.6725026657116" calcext:value-type="float">
            <text:p>78.6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579677" calcext:value-type="float">
            <text:p>957967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4.2307870869284" calcext:value-type="float">
            <text:p>24.2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757537" calcext:value-type="float">
            <text:p>275753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20641737181681" calcext:value-type="float">
            <text:p>5.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951777" calcext:value-type="float">
            <text:p>395177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0586899398033" calcext:value-type="float">
            <text:p>15.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717204" calcext:value-type="float">
            <text:p>1571720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8.4684764339463" calcext:value-type="float">
            <text:p>48.4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13864" calcext:value-type="float">
            <text:p>341386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.463820917001" calcext:value-type="float">
            <text:p>14.4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68687" calcext:value-type="float">
            <text:p>176868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2584193813221" calcext:value-type="float">
            <text:p>16.2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78611" calcext:value-type="float">
            <text:p>217861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.3448351151184" calcext:value-type="float">
            <text:p>14.3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60421" calcext:value-type="float">
            <text:p>186042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7.23646158264657" calcext:value-type="float">
            <text:p>-7.2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85278" calcext:value-type="float">
            <text:p>28527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8.2063054790328" calcext:value-type="float">
            <text:p>78.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11330" calcext:value-type="float">
            <text:p>141133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.47448906458646" calcext:value-type="float">
            <text:p>6.4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53947" calcext:value-type="float">
            <text:p>175394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2.3644675942522" calcext:value-type="float">
            <text:p>32.3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32446" calcext:value-type="float">
            <text:p>63244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.06734276252509" calcext:value-type="float">
            <text:p>2.0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80514" calcext:value-type="float">
            <text:p>68051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.25498667156908" calcext:value-type="float">
            <text:p>4.2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74767" calcext:value-type="float">
            <text:p>67476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.1691369555213" calcext:value-type="float">
            <text:p>14.1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853214" calcext:value-type="float">
            <text:p>285321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9.9351986558849" calcext:value-type="float">
            <text:p>19.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67191" calcext:value-type="float">
            <text:p>66719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345066653982" calcext:value-type="float">
            <text:p>13.3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30066" calcext:value-type="float">
            <text:p>33006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6086242681453" calcext:value-type="float">
            <text:p>13.6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90627" calcext:value-type="float">
            <text:p>89062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9.2896109815899" calcext:value-type="float">
            <text:p>29.2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28284" calcext:value-type="float">
            <text:p>232828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.25069771836133" calcext:value-type="float">
            <text:p>4.2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51023" calcext:value-type="float">
            <text:p>95102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9.6126173870024" calcext:value-type="float">
            <text:p>39.6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02161" calcext:value-type="float">
            <text:p>130216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3.7171268978784" calcext:value-type="float">
            <text:p>73.7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6167" calcext:value-type="float">
            <text:p>226167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Hawai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32772" calcext:value-type="float">
            <text:p>632772</text:p>
          </table:table-cell>
          <table:table-cell office:value-type="string" calcext:value-type="string">
            <text:p>},</text:p>
          </table:table-cell>
          <table:table-cell/>
          <table:table-cell table:style-name="Default"/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9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37681" calcext:value-type="float">
            <text:p>73768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1.5448139049399" calcext:value-type="float">
            <text:p>21.5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689170" calcext:value-type="float">
            <text:p>568917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4998312155317" calcext:value-type="float">
            <text:p>10.5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46725" calcext:value-type="float">
            <text:p>94672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1498799285156" calcext:value-type="float">
            <text:p>10.1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031709" calcext:value-type="float">
            <text:p>303170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9.5830049612777" calcext:value-type="float">
            <text:p>19.5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236967" calcext:value-type="float">
            <text:p>1823696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66783845650752" calcext:value-type="float">
            <text:p>8.6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168164" calcext:value-type="float">
            <text:p>716816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8.1543032203893" calcext:value-type="float">
            <text:p>18.1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793909" calcext:value-type="float">
            <text:p>1179390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.19231077076225" calcext:value-type="float">
            <text:p>4.1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48104" calcext:value-type="float">
            <text:p>54810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2.8128669122458" calcext:value-type="float">
            <text:p>22.8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922399" calcext:value-type="float">
            <text:p>392239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6.5008841583274" calcext:value-type="float">
            <text:p>26.5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648494" calcext:value-type="float">
            <text:p>464849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.1805838693666" calcext:value-type="float">
            <text:p>17.1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082059" calcext:value-type="float">
            <text:p>508205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5427152939266" calcext:value-type="float">
            <text:p>11.5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90516" calcext:value-type="float">
            <text:p>259051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72670710998181" calcext:value-type="float">
            <text:p>8.7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589575" calcext:value-type="float">
            <text:p>458957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3946229327263" calcext:value-type="float">
            <text:p>16.3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44330" calcext:value-type="float">
            <text:p>44433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9655433324527" calcext:value-type="float">
            <text:p>13.9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218706" calcext:value-type="float">
            <text:p>321870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94274948356832" calcext:value-type="float">
            <text:p>5.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923687" calcext:value-type="float">
            <text:p>392368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99689102234343" calcext:value-type="float">
            <text:p>10.0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652017" calcext:value-type="float">
            <text:p>1065201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74223494052428" calcext:value-type="float">
            <text:p>9.7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641306" calcext:value-type="float">
            <text:p>364130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7986307737559" calcext:value-type="float">
            <text:p>11.8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193669" calcext:value-type="float">
            <text:p>519366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3924123935281" calcext:value-type="float">
            <text:p>11.3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16912" calcext:value-type="float">
            <text:p>221691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.78000414114605" calcext:value-type="float">
            <text:p>1.7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113976" calcext:value-type="float">
            <text:p>1111397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2450333582709" calcext:value-type="float">
            <text:p>10.2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44165" calcext:value-type="float">
            <text:p>344416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43125562487373" calcext:value-type="float">
            <text:p>5.4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92048" calcext:value-type="float">
            <text:p>99204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.35054396888364" calcext:value-type="float">
            <text:p>2.3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676501" calcext:value-type="float">
            <text:p>467650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25702408877421" calcext:value-type="float">
            <text:p>8.2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23295" calcext:value-type="float">
            <text:p>192329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.67089222693968" calcext:value-type="float">
            <text:p>7.6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875083" calcext:value-type="float">
            <text:p>887508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4457741940185" calcext:value-type="float">
            <text:p>13.4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789443" calcext:value-type="float">
            <text:p>678944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7.1172519367634" calcext:value-type="float">
            <text:p>37.1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196730" calcext:value-type="float">
            <text:p>1119673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8800367695069" calcext:value-type="float">
            <text:p>16.8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824376" calcext:value-type="float">
            <text:p>282437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.42386593543441" calcext:value-type="float">
            <text:p>2.4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417731" calcext:value-type="float">
            <text:p>441773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7909993402968" calcext:value-type="float">
            <text:p>11.7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953134" calcext:value-type="float">
            <text:p>1995313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6.9509131522375" calcext:value-type="float">
            <text:p>26.9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804971" calcext:value-type="float">
            <text:p>380497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4564317734977" calcext:value-type="float">
            <text:p>11.4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091385" calcext:value-type="float">
            <text:p>209138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8.2450597533651" calcext:value-type="float">
            <text:p>18.2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46578" calcext:value-type="float">
            <text:p>224657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1197400545577" calcext:value-type="float">
            <text:p>3.1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44237" calcext:value-type="float">
            <text:p>174423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6.2450380854656" calcext:value-type="float">
            <text:p>-6.2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88738" calcext:value-type="float">
            <text:p>48873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1.3199054956919" calcext:value-type="float">
            <text:p>71.3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83493" calcext:value-type="float">
            <text:p>148349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11312024827645" calcext:value-type="float">
            <text:p>5.1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07259" calcext:value-type="float">
            <text:p>220725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5.8452507401877" calcext:value-type="float">
            <text:p>25.8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17761" calcext:value-type="float">
            <text:p>61776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2.32193736698469" calcext:value-type="float">
            <text:p>-2.3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65507" calcext:value-type="float">
            <text:p>66550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2.20524485903302" calcext:value-type="float">
            <text:p>-2.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94409" calcext:value-type="float">
            <text:p>69440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.91093073609112" calcext:value-type="float">
            <text:p>2.9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09169" calcext:value-type="float">
            <text:p>340916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9.4852191248185" calcext:value-type="float">
            <text:p>19.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12567" calcext:value-type="float">
            <text:p>71256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.80105097340941" calcext:value-type="float">
            <text:p>6.8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32416" calcext:value-type="float">
            <text:p>33241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711978816357941" calcext:value-type="float">
            <text:p>0.7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59273" calcext:value-type="float">
            <text:p>105927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8.9356487059117" calcext:value-type="float">
            <text:p>18.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59229" calcext:value-type="float">
            <text:p>255922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91910780643599" calcext:value-type="float">
            <text:p>9.9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16000" calcext:value-type="float">
            <text:p>101600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.83232687327226" calcext:value-type="float">
            <text:p>6.8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70900" calcext:value-type="float">
            <text:p>177090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5.9970080504638" calcext:value-type="float">
            <text:p>36.0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00382" calcext:value-type="float">
            <text:p>30038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2.8142478787798" calcext:value-type="float">
            <text:p>32.8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Hawai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68561" calcext:value-type="float">
            <text:p>76856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1.4593882156606" calcext:value-type="float">
            <text:p>21.4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9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20610" calcext:value-type="float">
            <text:p>92061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4.7978462235031" calcext:value-type="float">
            <text:p>24.8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737037" calcext:value-type="float">
            <text:p>573703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841370533838855" calcext:value-type="float">
            <text:p>0.8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47154" calcext:value-type="float">
            <text:p>94715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0453141091658084" calcext:value-type="float">
            <text:p>0.0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07576" calcext:value-type="float">
            <text:p>310757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.50244993830213" calcext:value-type="float">
            <text:p>2.5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558072" calcext:value-type="float">
            <text:p>1755807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3.72263107127408" calcext:value-type="float">
            <text:p>-3.7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364823" calcext:value-type="float">
            <text:p>736482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.74350586844832" calcext:value-type="float">
            <text:p>2.7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863895" calcext:value-type="float">
            <text:p>1186389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593408004080751" calcext:value-type="float">
            <text:p>0.5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94338" calcext:value-type="float">
            <text:p>59433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43526046151825" calcext:value-type="float">
            <text:p>8.4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216975" calcext:value-type="float">
            <text:p>421697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.51009777434677" calcext:value-type="float">
            <text:p>7.5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346818" calcext:value-type="float">
            <text:p>534681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0225858095116" calcext:value-type="float">
            <text:p>15.0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881766" calcext:value-type="float">
            <text:p>588176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7358857895983" calcext:value-type="float">
            <text:p>15.7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21820" calcext:value-type="float">
            <text:p>312182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0.509581874808" calcext:value-type="float">
            <text:p>20.5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463105" calcext:value-type="float">
            <text:p>546310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9.0329169912247" calcext:value-type="float">
            <text:p>19.0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11456" calcext:value-type="float">
            <text:p>51145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1072401143294" calcext:value-type="float">
            <text:p>15.1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660777" calcext:value-type="float">
            <text:p>366077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7344324085518" calcext:value-type="float">
            <text:p>13.7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591120" calcext:value-type="float">
            <text:p>459112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.0103527625929" calcext:value-type="float">
            <text:p>17.0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797630" calcext:value-type="float">
            <text:p>1079763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.3669993204104" calcext:value-type="float">
            <text:p>1.3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205900" calcext:value-type="float">
            <text:p>420590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5052610244786" calcext:value-type="float">
            <text:p>15.5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490224" calcext:value-type="float">
            <text:p>549022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70993261218611" calcext:value-type="float">
            <text:p>5.7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20638" calcext:value-type="float">
            <text:p>252063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7004084961424" calcext:value-type="float">
            <text:p>13.7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426518" calcext:value-type="float">
            <text:p>1142651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.81215291449253" calcext:value-type="float">
            <text:p>2.8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893888" calcext:value-type="float">
            <text:p>389388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0575335386081" calcext:value-type="float">
            <text:p>13.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24660" calcext:value-type="float">
            <text:p>112466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3674983468542" calcext:value-type="float">
            <text:p>13.3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916686" calcext:value-type="float">
            <text:p>491668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13599804640264" calcext:value-type="float">
            <text:p>5.1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86435" calcext:value-type="float">
            <text:p>228643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8.8811388788511" calcext:value-type="float">
            <text:p>18.8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262078" calcext:value-type="float">
            <text:p>926207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.36046626268171" calcext:value-type="float">
            <text:p>4.3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746324" calcext:value-type="float">
            <text:p>974632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3.5511572893388" calcext:value-type="float">
            <text:p>43.5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229191" calcext:value-type="float">
            <text:p>1422919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7.0834520435877" calcext:value-type="float">
            <text:p>27.0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913808" calcext:value-type="float">
            <text:p>291380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16643393089305" calcext:value-type="float">
            <text:p>3.1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705767" calcext:value-type="float">
            <text:p>470576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.51999861467346" calcext:value-type="float">
            <text:p>6.5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667902" calcext:value-type="float">
            <text:p>2366790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8.6174663088014" calcext:value-type="float">
            <text:p>18.6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075970" calcext:value-type="float">
            <text:p>407597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.12223562282078" calcext:value-type="float">
            <text:p>7.1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33105" calcext:value-type="float">
            <text:p>263310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5.9024522027269" calcext:value-type="float">
            <text:p>25.9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63679" calcext:value-type="float">
            <text:p>236367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21241639506841" calcext:value-type="float">
            <text:p>5.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49644" calcext:value-type="float">
            <text:p>194964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7763239743223" calcext:value-type="float">
            <text:p>11.7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00493" calcext:value-type="float">
            <text:p>80049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3.7877554026902" calcext:value-type="float">
            <text:p>63.7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69825" calcext:value-type="float">
            <text:p>156982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81950841695916" calcext:value-type="float">
            <text:p>5.8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889964" calcext:value-type="float">
            <text:p>288996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0.9299905448341" calcext:value-type="float">
            <text:p>30.9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52717" calcext:value-type="float">
            <text:p>65271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65849899880374" calcext:value-type="float">
            <text:p>5.6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90768" calcext:value-type="float">
            <text:p>69076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79575271184225" calcext:value-type="float">
            <text:p>3.8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86690" calcext:value-type="float">
            <text:p>78669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2891422778219" calcext:value-type="float">
            <text:p>13.2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132156" calcext:value-type="float">
            <text:p>413215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1.2071328819428" calcext:value-type="float">
            <text:p>21.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43935" calcext:value-type="float">
            <text:p>94393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2.469648468144" calcext:value-type="float">
            <text:p>32.4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69557" calcext:value-type="float">
            <text:p>46955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1.2558360608394" calcext:value-type="float">
            <text:p>41.2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61037" calcext:value-type="float">
            <text:p>146103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7.9282772240961" calcext:value-type="float">
            <text:p>37.9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025290" calcext:value-type="float">
            <text:p>302529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8.2109924512422" calcext:value-type="float">
            <text:p>18.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02894" calcext:value-type="float">
            <text:p>130289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8.2375984251969" calcext:value-type="float">
            <text:p>28.2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718215" calcext:value-type="float">
            <text:p>271821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3.4934214241346" calcext:value-type="float">
            <text:p>53.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01851" calcext:value-type="float">
            <text:p>40185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3.7799868167866" calcext:value-type="float">
            <text:p>33.7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Hawai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64691" calcext:value-type="float">
            <text:p>96469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5.5191194973463" calcext:value-type="float">
            <text:p>25.5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9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109252" calcext:value-type="float">
            <text:p>110925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0.4909788075298" calcext:value-type="float">
            <text:p>20.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6016425" calcext:value-type="float">
            <text:p>601642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.86990061245901" calcext:value-type="float">
            <text:p>4.8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003464" calcext:value-type="float">
            <text:p>100346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9451789254968" calcext:value-type="float">
            <text:p>5.9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3287116" calcext:value-type="float">
            <text:p>328711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77749345470553" calcext:value-type="float">
            <text:p>5.7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7990455" calcext:value-type="float">
            <text:p>1799045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.46258814749136" calcext:value-type="float">
            <text:p>2.4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7730188" calcext:value-type="float">
            <text:p>773018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.96094746608303" calcext:value-type="float">
            <text:p>4.9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1881643" calcext:value-type="float">
            <text:p>1188164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149596738676463" calcext:value-type="float">
            <text:p>0.1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666168" calcext:value-type="float">
            <text:p>66616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2.0857155356043" calcext:value-type="float">
            <text:p>12.0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781468" calcext:value-type="float">
            <text:p>478146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3862069374374" calcext:value-type="float">
            <text:p>13.3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6187358" calcext:value-type="float">
            <text:p>618735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7203779893013" calcext:value-type="float">
            <text:p>15.7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6628637" calcext:value-type="float">
            <text:p>662863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2.6980740138251" calcext:value-type="float">
            <text:p>12.7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3486703" calcext:value-type="float">
            <text:p>348670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6881498612989" calcext:value-type="float">
            <text:p>11.6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6478216" calcext:value-type="float">
            <text:p>647821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8.5812097699019" calcext:value-type="float">
            <text:p>18.5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562758" calcext:value-type="float">
            <text:p>56275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0305793655759" calcext:value-type="float">
            <text:p>10.0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3685296" calcext:value-type="float">
            <text:p>368529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669775842669466" calcext:value-type="float">
            <text:p>0.6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877185" calcext:value-type="float">
            <text:p>487718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.23083256373173" calcext:value-type="float">
            <text:p>6.2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0847115" calcext:value-type="float">
            <text:p>1084711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458295014739346" calcext:value-type="float">
            <text:p>0.4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219973" calcext:value-type="float">
            <text:p>421997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334601393280867" calcext:value-type="float">
            <text:p>0.3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5544159" calcext:value-type="float">
            <text:p>554415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982382503883266" calcext:value-type="float">
            <text:p>0.9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2573216" calcext:value-type="float">
            <text:p>257321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.0859004744037" calcext:value-type="float">
            <text:p>2.0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1430602" calcext:value-type="float">
            <text:p>1143060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0357414218399691" calcext:value-type="float">
            <text:p>0.0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040587" calcext:value-type="float">
            <text:p>404058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76741703921633" calcext:value-type="float">
            <text:p>3.7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227928" calcext:value-type="float">
            <text:p>122792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18215282841036" calcext:value-type="float">
            <text:p>9.1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5117073" calcext:value-type="float">
            <text:p>511707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.07565177031846" calcext:value-type="float">
            <text:p>4.0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2350725" calcext:value-type="float">
            <text:p>235072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.81180090402745" calcext:value-type="float">
            <text:p>2.8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9295297" calcext:value-type="float">
            <text:p>929529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358656016500833" calcext:value-type="float">
            <text:p>0.3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2937926" calcext:value-type="float">
            <text:p>1293792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2.7467258424817" calcext:value-type="float">
            <text:p>32.7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6986510" calcext:value-type="float">
            <text:p>1698651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9.3779041970833" calcext:value-type="float">
            <text:p>19.3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2776755" calcext:value-type="float">
            <text:p>277675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4.70357003618632" calcext:value-type="float">
            <text:p>-4.7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891769" calcext:value-type="float">
            <text:p>489176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95263938907302" calcext:value-type="float">
            <text:p>3.9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29760021" calcext:value-type="float">
            <text:p>2976002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5.7400043316049" calcext:value-type="float">
            <text:p>25.7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375099" calcext:value-type="float">
            <text:p>437509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.33884204250767" calcext:value-type="float">
            <text:p>7.3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2842321" calcext:value-type="float">
            <text:p>284232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7.94560034635915" calcext:value-type="float">
            <text:p>7.9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2477574" calcext:value-type="float">
            <text:p>247757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.81854769619733" calcext:value-type="float">
            <text:p>4.8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793477" calcext:value-type="float">
            <text:p>179347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8.0100264458537" calcext:value-type="float">
            <text:p>-8.0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201833" calcext:value-type="float">
            <text:p>120183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0.1366033182052" calcext:value-type="float">
            <text:p>50.1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578385" calcext:value-type="float">
            <text:p>157838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545283709967672" calcext:value-type="float">
            <text:p>0.5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3294394" calcext:value-type="float">
            <text:p>329439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994291970419" calcext:value-type="float">
            <text:p>13.9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638800" calcext:value-type="float">
            <text:p>63880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2.13216447556904" calcext:value-type="float">
            <text:p>-2.1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696004" calcext:value-type="float">
            <text:p>69600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757996896208278" calcext:value-type="float">
            <text:p>0.7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799065" calcext:value-type="float">
            <text:p>79906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.57304656217824" calcext:value-type="float">
            <text:p>1.5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866692" calcext:value-type="float">
            <text:p>486669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.7760955781921" calcext:value-type="float">
            <text:p>17.7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006749" calcext:value-type="float">
            <text:p>100674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.6544836244021" calcext:value-type="float">
            <text:p>6.6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53588" calcext:value-type="float">
            <text:p>45358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3.40086507069429" calcext:value-type="float">
            <text:p>-3.4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722850" calcext:value-type="float">
            <text:p>172285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.9196693855118" calcext:value-type="float">
            <text:p>17.9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3145585" calcext:value-type="float">
            <text:p>314558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97631301462009" calcext:value-type="float">
            <text:p>3.9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515069" calcext:value-type="float">
            <text:p>151506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2849011508227" calcext:value-type="float">
            <text:p>16.2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3665228" calcext:value-type="float">
            <text:p>366522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4.8395178453507" calcext:value-type="float">
            <text:p>34.8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sk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550043" calcext:value-type="float">
            <text:p>55004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6.8773500625854" calcext:value-type="float">
            <text:p>36.8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Hawaii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108229" calcext:value-type="float">
            <text:p>110822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.8791685627833" calcext:value-type="float">
            <text:p>14.8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9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235786" calcext:value-type="float">
            <text:p>123578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4071464374191" calcext:value-type="float">
            <text:p>11.4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6349097" calcext:value-type="float">
            <text:p>634909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52939661011315" calcext:value-type="float">
            <text:p>5.5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048319" calcext:value-type="float">
            <text:p>104831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.47001586504349" calcext:value-type="float">
            <text:p>4.4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3405565" calcext:value-type="float">
            <text:p>340556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6034323096599" calcext:value-type="float">
            <text:p>3.6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8976457" calcext:value-type="float">
            <text:p>1897645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48069517974948" calcext:value-type="float">
            <text:p>5.4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8414350" calcext:value-type="float">
            <text:p>841435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85052213477861" calcext:value-type="float">
            <text:p>8.8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2281054" calcext:value-type="float">
            <text:p>1228105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36158054908736" calcext:value-type="float">
            <text:p>3.3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783600" calcext:value-type="float">
            <text:p>78360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.6279857333285" calcext:value-type="float">
            <text:p>17.6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5296486" calcext:value-type="float">
            <text:p>529648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7711271935732" calcext:value-type="float">
            <text:p>10.7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7078515" calcext:value-type="float">
            <text:p>707851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.4028679122818" calcext:value-type="float">
            <text:p>14.4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8049313" calcext:value-type="float">
            <text:p>804931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1.4324000544908" calcext:value-type="float">
            <text:p>21.4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012012" calcext:value-type="float">
            <text:p>401201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0660667111595" calcext:value-type="float">
            <text:p>15.0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8186453" calcext:value-type="float">
            <text:p>818645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6.3689416962942" calcext:value-type="float">
            <text:p>26.3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608827" calcext:value-type="float">
            <text:p>60882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18628966625086" calcext:value-type="float">
            <text:p>8.1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041769" calcext:value-type="float">
            <text:p>404176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67284581754084" calcext:value-type="float">
            <text:p>9.6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5689283" calcext:value-type="float">
            <text:p>568928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6509574682937" calcext:value-type="float">
            <text:p>16.6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1353140" calcext:value-type="float">
            <text:p>1135314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.66506531921161" calcext:value-type="float">
            <text:p>4.6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468976" calcext:value-type="float">
            <text:p>446897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90058277624051" calcext:value-type="float">
            <text:p>5.9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6080485" calcext:value-type="float">
            <text:p>608048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67371246026674" calcext:value-type="float">
            <text:p>9.6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2844658" calcext:value-type="float">
            <text:p>284465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5487452277617" calcext:value-type="float">
            <text:p>10.5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2419293" calcext:value-type="float">
            <text:p>1241929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64950944840875" calcext:value-type="float">
            <text:p>8.6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447100" calcext:value-type="float">
            <text:p>444710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0607411744878" calcext:value-type="float">
            <text:p>10.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274923" calcext:value-type="float">
            <text:p>127492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82717879224189" calcext:value-type="float">
            <text:p>3.8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5595211" calcext:value-type="float">
            <text:p>559521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34397457296388" calcext:value-type="float">
            <text:p>9.3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2673400" calcext:value-type="float">
            <text:p>267340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7266162566868" calcext:value-type="float">
            <text:p>13.7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9938444" calcext:value-type="float">
            <text:p>993844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.91905810002628" calcext:value-type="float">
            <text:p>6.9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5982378" calcext:value-type="float">
            <text:p>1598237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3.5312213101234" calcext:value-type="float">
            <text:p>23.5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20851820" calcext:value-type="float">
            <text:p>2085182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2.755174547332" calcext:value-type="float">
            <text:p>22.7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2926324" calcext:value-type="float">
            <text:p>292632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38646729725885" calcext:value-type="float">
            <text:p>5.3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5363675" calcext:value-type="float">
            <text:p>536367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64693958361485" calcext:value-type="float">
            <text:p>9.6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33871648" calcext:value-type="float">
            <text:p>3387164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8159411917082" calcext:value-type="float">
            <text:p>13.8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919479" calcext:value-type="float">
            <text:p>491947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2.442689868275" calcext:value-type="float">
            <text:p>12.4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3421399" calcext:value-type="float">
            <text:p>342139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0.3734201731613" calcext:value-type="float">
            <text:p>20.3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2688418" calcext:value-type="float">
            <text:p>268841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51009899199782" calcext:value-type="float">
            <text:p>8.5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808344" calcext:value-type="float">
            <text:p>180834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828948461563767" calcext:value-type="float">
            <text:p>0.8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998257" calcext:value-type="float">
            <text:p>199825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6.2674431472592" calcext:value-type="float">
            <text:p>66.2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711263" calcext:value-type="float">
            <text:p>171126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41860509318069" calcext:value-type="float">
            <text:p>8.4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301261" calcext:value-type="float">
            <text:p>430126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0.5630413362822" calcext:value-type="float">
            <text:p>30.5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642200" calcext:value-type="float">
            <text:p>64220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532247964934252" calcext:value-type="float">
            <text:p>0.5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754844" calcext:value-type="float">
            <text:p>75484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45397440244596" calcext:value-type="float">
            <text:p>8.4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902195" calcext:value-type="float">
            <text:p>90219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2.9063342781876" calcext:value-type="float">
            <text:p>12.9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5894121" calcext:value-type="float">
            <text:p>589412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1.1114448993279" calcext:value-type="float">
            <text:p>21.1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293953" calcext:value-type="float">
            <text:p>129395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8.5278654361713" calcext:value-type="float">
            <text:p>28.5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93782" calcext:value-type="float">
            <text:p>49378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86134553824175" calcext:value-type="float">
            <text:p>8.8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2233169" calcext:value-type="float">
            <text:p>223316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9.6206286095713" calcext:value-type="float">
            <text:p>29.6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3450654" calcext:value-type="float">
            <text:p>345065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69832320538151" calcext:value-type="float">
            <text:p>9.7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819046" calcext:value-type="float">
            <text:p>181904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0.0635746622761" calcext:value-type="float">
            <text:p>20.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5130632" calcext:value-type="float">
            <text:p>513063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9.9812508253238" calcext:value-type="float">
            <text:p>39.9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sk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626932" calcext:value-type="float">
            <text:p>62693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9787252996584" calcext:value-type="float">
            <text:p>13.9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Hawaii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211537" calcext:value-type="float">
            <text:p>121153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32190007660872" calcext:value-type="float">
            <text:p>9.3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90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371246" calcext:value-type="float">
            <text:p>137124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9614447808925" calcext:value-type="float">
            <text:p>10.9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6976597" calcext:value-type="float">
            <text:p>697659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88329521505184" calcext:value-type="float">
            <text:p>9.8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056161" calcext:value-type="float">
            <text:p>105616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0.748054742878837" calcext:value-type="float">
            <text:p>0.7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3563077" calcext:value-type="float">
            <text:p>356307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.62513562360431" calcext:value-type="float">
            <text:p>4.6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9440469" calcext:value-type="float">
            <text:p>1944046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.44519827910974" calcext:value-type="float">
            <text:p>2.4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8936574" calcext:value-type="float">
            <text:p>893657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6.20634986659695" calcext:value-type="float">
            <text:p>6.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2820878" calcext:value-type="float">
            <text:p>1282087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.39558363638821" calcext:value-type="float">
            <text:p>4.4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982895" calcext:value-type="float">
            <text:p>98289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5.4332567636549" calcext:value-type="float">
            <text:p>25.4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6083116" calcext:value-type="float">
            <text:p>608311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.8519225765913" calcext:value-type="float">
            <text:p>14.8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8626207" calcext:value-type="float">
            <text:p>862620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1.8646425132955" calcext:value-type="float">
            <text:p>21.8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0611862" calcext:value-type="float">
            <text:p>1061186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1.8356237358393" calcext:value-type="float">
            <text:p>31.8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5210095" calcext:value-type="float">
            <text:p>521009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9.8623982181509" calcext:value-type="float">
            <text:p>29.8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0736059" calcext:value-type="float">
            <text:p>1073605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1.1442086090276" calcext:value-type="float">
            <text:p>31.1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628061" calcext:value-type="float">
            <text:p>62806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15918972056101" calcext:value-type="float">
            <text:p>3.1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4499692" calcext:value-type="float">
            <text:p>449969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1.3297667432256" calcext:value-type="float">
            <text:p>11.3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6897576" calcext:value-type="float">
            <text:p>689757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1.2380540746523" calcext:value-type="float">
            <text:p>21.2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1747694" calcext:value-type="float">
            <text:p>1174769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47528525148109" calcext:value-type="float">
            <text:p>3.4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4645184" calcext:value-type="float">
            <text:p>464518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.94291667710903" calcext:value-type="float">
            <text:p>3.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6745354" calcext:value-type="float">
            <text:p>674535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9344731546908" calcext:value-type="float">
            <text:p>10.9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2989260" calcext:value-type="float">
            <text:p>298926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08328241918712" calcext:value-type="float">
            <text:p>5.0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2659682" calcext:value-type="float">
            <text:p>1265968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.93560937808618" calcext:value-type="float">
            <text:p>1.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4908621" calcext:value-type="float">
            <text:p>490862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3780216320748" calcext:value-type="float">
            <text:p>10.3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345790" calcext:value-type="float">
            <text:p>134579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.55853177015396" calcext:value-type="float">
            <text:p>5.5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6169270" calcext:value-type="float">
            <text:p>616927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0.2598275561011" calcext:value-type="float">
            <text:p>10.2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3038999" calcext:value-type="float">
            <text:p>303899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3.6754320341139" calcext:value-type="float">
            <text:p>13.6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0045029" calcext:value-type="float">
            <text:p>1004502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.07245158296409" calcext:value-type="float">
            <text:p>1.0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21992985" calcext:value-type="float">
            <text:p>2199298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7.6077139459472" calcext:value-type="float">
            <text:p>37.6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29472295" calcext:value-type="float">
            <text:p>2947229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1.3415951221524" calcext:value-type="float">
            <text:p>41.3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3179849" calcext:value-type="float">
            <text:p>317984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66359979277756" calcext:value-type="float">
            <text:p>8.6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5851754" calcext:value-type="float">
            <text:p>585175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9.09971241732581" calcext:value-type="float">
            <text:p>9.1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39937489" calcext:value-type="float">
            <text:p>3993748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.908313761409" calcext:value-type="float">
            <text:p>17.9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5700671" calcext:value-type="float">
            <text:p>570067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8795677347134" calcext:value-type="float">
            <text:p>15.8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4301089" calcext:value-type="float">
            <text:p>430108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5.7114122030199" calcext:value-type="float">
            <text:p>25.7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2910357" calcext:value-type="float">
            <text:p>291035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8.25537546616635" calcext:value-type="float">
            <text:p>8.2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778070" calcext:value-type="float">
            <text:p>177807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-1.67412837380498" calcext:value-type="float">
            <text:p>-1.6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3139658" calcext:value-type="float">
            <text:p>3139658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57.1198299317855" calcext:value-type="float">
            <text:p>57.1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952570" calcext:value-type="float">
            <text:p>195257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.1011054408352" calcext:value-type="float">
            <text:p>14.1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5845526" calcext:value-type="float">
            <text:p>584552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5.9026108855054" calcext:value-type="float">
            <text:p>35.9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761723" calcext:value-type="float">
            <text:p>761723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8.6114917471193" calcext:value-type="float">
            <text:p>18.6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903027" calcext:value-type="float">
            <text:p>90302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9.6309436121901" calcext:value-type="float">
            <text:p>19.6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086759" calcext:value-type="float">
            <text:p>1086759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20.4572182288751" calcext:value-type="float">
            <text:p>20.4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7797095" calcext:value-type="float">
            <text:p>779709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32.2859676616751" calcext:value-type="float">
            <text:p>32.2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826156" calcext:value-type="float">
            <text:p>1826156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1.1300101317436" calcext:value-type="float">
            <text:p>41.1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567025" calcext:value-type="float">
            <text:p>56702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.8330639837013" calcext:value-type="float">
            <text:p>14.8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3282115" calcext:value-type="float">
            <text:p>3282115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6.9711875814146" calcext:value-type="float">
            <text:p>46.9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3954821" calcext:value-type="float">
            <text:p>3954821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4.6107665387489" calcext:value-type="float">
            <text:p>14.6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2096640" calcext:value-type="float">
            <text:p>2096640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5.2604167239311" calcext:value-type="float">
            <text:p>15.2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7378494" calcext:value-type="float">
            <text:p>7378494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43.8125751369422" calcext:value-type="float">
            <text:p>43.8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sk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734002" calcext:value-type="float">
            <text:p>734002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7.0784072275781" calcext:value-type="float">
            <text:p>17.0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Hawaii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412687" calcext:value-type="float">
            <text:p>1412687</text:p>
          </table:table-cell>
          <table:table-cell office:value-type="string" calcext:value-type="string">
            <text:p>, percent_change: </text:p>
          </table:table-cell>
          <table:table-cell table:style-name="ce12" office:value-type="float" office:value="16.6028771717248" calcext:value-type="float">
            <text:p>16.6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 table:number-rows-repeated="1047617">
          <table:table-cell table:number-columns-repeated="997"/>
        </table:table-row>
        <table:table-row table:style-name="ro2" table:number-rows-repeated="51">
          <table:table-cell table:number-columns-repeated="997"/>
        </table:table-row>
        <table:table-row table:style-name="ro2"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number:number number:decimal-places="2" loext:min-decimal-places="2" number:min-integer-digits="1"/>
    </number:number-style>
    <number:number-style style:name="N147">
      <style:text-properties fo:color="#ff0000"/>
      <number:text>-</number:text>
      <number:number number:decimal-places="2" loext:min-decimal-places="2" number:min-integer-digits="1"/>
      <style:map style:condition="value()&gt;=0" style:apply-style-name="N147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1:15:34.929387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1:53:39.973089788</meta:creation-date>
    <dc:date>2020-01-28T12:52:11.195766235</dc:date>
    <meta:editing-duration>PT3H5M42S</meta:editing-duration>
    <meta:editing-cycles>77</meta:editing-cycles>
    <meta:generator>LibreOffice/6.0.7.3$Linux_X86_64 LibreOffice_project/00m0$Build-3</meta:generator>
    <meta:document-statistic meta:table-count="1" meta:cell-count="9635" meta:object-count="0"/>
  </office:meta>
</office:document-meta>
</file>